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13"/>
    <style:style style:name="ce7" style:family="table-cell" style:parent-style-name="Neutral" style:data-style-name="N0">
      <style:table-cell-properties style:vertical-align="automatic" fo:wrap-option="wrap" fo:background-color="#FFEB9C" style:repeat-content="false"/>
      <style:paragraph-properties fo:text-align="start" fo:margin-left="0cm"/>
      <style:text-properties fo:color="#9C5700"/>
    </style:style>
    <style:style style:name="ce8" style:family="table-cell" style:parent-style-name="Neutral" style:data-style-name="N0">
      <style:table-cell-properties style:vertical-align="automatic" fo:wrap-option="wrap" fo:background-color="#FFEB9C"/>
      <style:text-properties fo:color="#9C5700"/>
    </style:style>
    <style:style style:name="ce9" style:family="table-cell" style:parent-style-name="Neutral" style:data-style-name="N0">
      <style:table-cell-properties fo:background-color="#FFEB9C"/>
      <style:text-properties fo:color="#9C5700"/>
    </style:style>
    <style:style style:name="ce10" style:family="table-cell" style:parent-style-name="Percent" style:data-style-name="N13"/>
    <style:style style:name="ce11" style:family="table-cell" style:parent-style-name="Percent" style:data-style-name="N13">
      <style:table-cell-properties style:vertical-align="automatic" style:repeat-content="false"/>
      <style:paragraph-properties fo:text-align="center"/>
    </style:style>
    <style:style style:name="ce12" style:family="table-cell" style:parent-style-name="Heading_32_1" style:data-style-name="N0">
      <style:table-cell-properties fo:border-top="none" fo:border-bottom="thick solid #4472C4" fo:border-left="none" fo:border-right="none" style:vertical-align="automatic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13" style:family="table-cell" style:parent-style-name="Heading_32_3" style:data-style-name="N0">
      <style:table-cell-properties fo:border-top="none" fo:border-bottom="2pt solid #8EA9DB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14" style:family="table-cell" style:parent-style-name="Heading_32_3" style:data-style-name="N0">
      <style:table-cell-properties fo:border-top="none" fo:border-bottom="2pt solid #8EA9DB" fo:border-left="none" fo:border-right="none" style:vertical-align="top" fo:wrap-option="wrap" style:repeat-content="false"/>
      <style:paragraph-properties fo:text-align="center"/>
      <style:text-properties fo:color="#44546A" fo:font-weight="bold" style:font-weight-asian="bold" style:font-weight-complex="bold"/>
    </style:style>
    <style:style style:name="ce15" style:family="table-cell" style:parent-style-name="Heading_32_3" style:data-style-name="N0">
      <style:table-cell-properties fo:border-top="none" fo:border-bottom="2pt solid #8EA9DB" fo:border-left="none" fo:border-right="none" style:vertical-align="top" style:repeat-content="false"/>
      <style:paragraph-properties fo:text-align="center"/>
      <style:text-properties fo:color="#44546A" fo:font-weight="bold" style:font-weight-asian="bold" style:font-weight-complex="bold"/>
    </style:style>
    <style:style style:name="ce16" style:family="table-cell" style:parent-style-name="Heading_32_3" style:data-style-name="N0">
      <style:table-cell-properties fo:border-top="thick solid #4472C4" fo:border-bottom="2pt solid #8EA9DB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17" style:family="table-cell" style:parent-style-name="Heading_32_3" style:data-style-name="N0">
      <style:table-cell-properties fo:border-top="thick solid #4472C4" fo:border-bottom="2pt solid #8EA9DB" fo:border-left="none" fo:border-right="none" style:vertical-align="top" fo:wrap-option="wrap" style:repeat-content="false"/>
      <style:paragraph-properties fo:text-align="center"/>
      <style:text-properties fo:color="#44546A" fo:font-weight="bold" style:font-weight-asian="bold" style:font-weight-complex="bold"/>
    </style:style>
    <style:style style:name="ce18" style:family="table-cell" style:parent-style-name="Heading_32_3" style:data-style-name="N0">
      <style:table-cell-properties fo:border-top="thick solid #4472C4" fo:border-bottom="2pt solid #8EA9DB" fo:border-left="none" fo:border-right="none" style:vertical-align="top" style:repeat-content="false"/>
      <style:paragraph-properties fo:text-align="center"/>
      <style:text-properties fo:color="#44546A" fo:font-weight="bold" style:font-weight-asian="bold" style:font-weight-complex="bold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1.4287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031875cm" style:use-optimal-column-width="true"/>
    </style:style>
    <style:style style:name="co5" style:family="table-column">
      <style:table-column-properties fo:break-before="auto" style:column-width="0.926041666666667cm" style:use-optimal-column-width="true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33916666666667cm" style:use-optimal-column-width="true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ant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float" office:value="1.04" table:number-columns-spanned="8" table:number-rows-spanned="1" table:style-name="ce12">
            <text:p>1.04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"/>
          <table:table-cell office:value-type="string" table:number-columns-spanned="4" table:number-rows-spanned="1" table:style-name="ce16">
            <text:p>Experience Value</text:p>
          </table:table-cell>
          <table:covered-table-cell table:number-columns-repeated="3"/>
          <table:table-cell office:value-type="string" table:number-columns-spanned="4" table:number-rows-spanned="1" table:style-name="ce16">
            <text:p>Experience Required</text:p>
          </table:table-cell>
          <table:covered-table-cell table:number-columns-repeated="3"/>
          <table:table-cell table:style-name="ce2"/>
          <table:table-cell table:number-columns-repeated="16374"/>
        </table:table-row>
        <table:table-row table:style-name="ro3">
          <table:table-cell table:style-name="ce1"/>
          <table:table-cell office:value-type="string" table:style-name="ce2">
            <text:p>Regular</text:p>
          </table:table-cell>
          <table:table-cell office:value-type="string" table:style-name="ce2">
            <text:p>Veteran</text:p>
          </table:table-cell>
          <table:table-cell office:value-type="string" table:style-name="ce2">
            <text:p>Elite</text:p>
          </table:table-cell>
          <table:table-cell office:value-type="string" table:style-name="ce2">
            <text:p>Hero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Veteran</text:p>
          </table:table-cell>
          <table:table-cell office:value-type="string" table:style-name="ce2">
            <text:p>Elite</text:p>
          </table:table-cell>
          <table:table-cell office:value-type="string" table:style-name="ce2">
            <text:p>Hero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anger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120" table:style-name="ce2">
            <text:p>12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ed Guard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80" table:style-name="ce2">
            <text:p>8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Mini Gunne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80" table:style-name="ce2">
            <text:p>8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ebel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120" table:style-name="ce2">
            <text:p>12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Tox Rebel</text:p>
          </table:table-cell>
          <table:table-cell office:value-type="float" office:value="25" table:style-name="ce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120" table:style-name="ce2">
            <text:p>12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Terrorist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Missile Defender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Tank Hunter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PG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Pathfinder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Hacker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Hijacker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150" table:style-name="ce2">
            <text:p>150</text:p>
          </table:table-cell>
          <table:table-cell office:value-type="float" office:value="450" table:style-name="ce2">
            <text:p>450</text:p>
          </table:table-cell>
          <table:table-cell office:value-type="float" office:value="900" table:style-name="ce2">
            <text:p>9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Saboteur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Angry Mob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50" table:style-name="ce2">
            <text:p>150</text:p>
          </table:table-cell>
          <table:table-cell office:value-type="float" office:value="450" table:style-name="ce2">
            <text:p>450</text:p>
          </table:table-cell>
          <table:table-cell office:value-type="float" office:value="900" table:style-name="ce2">
            <text:p>9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lonel Burton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[Super] Lotus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150" table:style-name="ce2">
            <text:p>150</text:p>
          </table:table-cell>
          <table:table-cell office:value-type="float" office:value="450" table:style-name="ce2">
            <text:p>450</text:p>
          </table:table-cell>
          <table:table-cell office:value-type="float" office:value="900" table:style-name="ce2">
            <text:p>9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Jarmen Kell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2">
            <text:p>Patch Percentages</text:p>
          </table:table-cell>
          <table:covered-table-cell table:number-columns-repeated="7"/>
          <table:table-cell table:number-columns-repeated="16375" table:style-name="ce1"/>
        </table:table-row>
        <table:table-row table:style-name="ro2">
          <table:table-cell table:style-name="ce1"/>
          <table:table-cell office:value-type="string" office:string-value="Experience Value" table:formula="of:=[.B2]" table:number-columns-spanned="4" table:number-rows-spanned="1" table:style-name="ce16">
            <text:p>Experience Value</text:p>
          </table:table-cell>
          <table:covered-table-cell table:number-columns-repeated="3"/>
          <table:table-cell office:value-type="string" office:string-value="Experience Required" table:formula="of:=[.F2]" table:number-columns-spanned="4" table:number-rows-spanned="1" table:style-name="ce16">
            <text:p>Experience Required</text:p>
          </table:table-cell>
          <table:covered-table-cell table:number-columns-repeated="3"/>
          <table:table-cell table:number-columns-repeated="16375" table:style-name="ce1"/>
        </table:table-row>
        <table:table-row table:style-name="ro3">
          <table:table-cell table:style-name="ce1"/>
          <table:table-cell office:value-type="string" office:string-value="Regular" table:formula="of:=[.B3]" table:style-name="ce2">
            <text:p>Regular</text:p>
          </table:table-cell>
          <table:table-cell office:value-type="string" office:string-value="Veteran" table:formula="of:=[.C3]" table:style-name="ce2">
            <text:p>Veteran</text:p>
          </table:table-cell>
          <table:table-cell office:value-type="string" office:string-value="Elite" table:formula="of:=[.D3]" table:style-name="ce2">
            <text:p>Elite</text:p>
          </table:table-cell>
          <table:table-cell office:value-type="string" office:string-value="Hero" table:formula="of:=[.E3]" table:style-name="ce2">
            <text:p>Hero</text:p>
          </table:table-cell>
          <table:table-cell office:value-type="string" office:string-value="Regular" table:formula="of:=[.F3]" table:style-name="ce2">
            <text:p>Regular</text:p>
          </table:table-cell>
          <table:table-cell office:value-type="string" office:string-value="Veteran" table:formula="of:=[.G3]" table:style-name="ce2">
            <text:p>Veteran</text:p>
          </table:table-cell>
          <table:table-cell office:value-type="string" office:string-value="Elite" table:formula="of:=[.H3]" table:style-name="ce2">
            <text:p>Elite</text:p>
          </table:table-cell>
          <table:table-cell office:value-type="string" office:string-value="Hero" table:formula="of:=[.I3]" table:style-name="ce2">
            <text:p>Hero</text:p>
          </table:table-cell>
          <table:table-cell table:number-columns-repeated="16375" table:style-name="ce1"/>
        </table:table-row>
        <table:table-row table:style-name="ro3">
          <table:table-cell office:value-type="string" office:string-value="Ranger" table:formula="of:=[.A4]" table:style-name="ce9">
            <text:p>Ranger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Red Guard" table:formula="of:=[.A5]" table:style-name="ce9">
            <text:p>Red Guard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Mini Gunner" table:formula="of:=[.A6]" table:style-name="ce9">
            <text:p>Mini Gunner</text:p>
          </table:table-cell>
          <table:table-cell office:value-type="percentage" office:value="2" table:style-name="ce10">
            <text:p>200%</text:p>
          </table:table-cell>
          <table:table-cell office:value-type="percentage" office:value="2" table:style-name="ce10">
            <text:p>200%</text:p>
          </table:table-cell>
          <table:table-cell office:value-type="percentage" office:value="2" table:style-name="ce10">
            <text:p>200%</text:p>
          </table:table-cell>
          <table:table-cell office:value-type="percentage" office:value="2" table:style-name="ce10">
            <text:p>200%</text:p>
          </table:table-cell>
          <table:table-cell table:number-columns-repeated="4" table:style-name="ce11"/>
          <table:table-cell table:number-columns-repeated="16375" table:style-name="ce1"/>
        </table:table-row>
        <table:table-row table:style-name="ro3">
          <table:table-cell office:value-type="string" office:string-value="Rebel" table:formula="of:=[.A7]" table:style-name="ce9">
            <text:p>Rebel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Tox Rebel" table:formula="of:=[.A8]" table:style-name="ce9">
            <text:p>Tox Rebel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Terrorist" table:formula="of:=[.A9]" table:style-name="ce9">
            <text:p>Terrorist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Missile Defender" table:formula="of:=[.A10]" table:style-name="ce9">
            <text:p>Missile Defender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Tank Hunter" table:formula="of:=[.A11]" table:style-name="ce9">
            <text:p>Tank Hunter</text:p>
          </table:table-cell>
          <table:table-cell table:number-columns-repeated="8" table:style-name="ce11"/>
          <table:table-cell table:number-columns-repeated="16375" table:style-name="ce1"/>
        </table:table-row>
        <table:table-row table:style-name="ro3">
          <table:table-cell office:value-type="string" office:string-value="RPG" table:formula="of:=[.A12]" table:style-name="ce9">
            <text:p>RPG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Pathfinder" table:formula="of:=[.A13]" table:style-name="ce9">
            <text:p>Pathfinder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Hacker" table:formula="of:=[.A14]" table:style-name="ce9">
            <text:p>Hacker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Hijacker" table:formula="of:=[.A15]" table:style-name="ce9">
            <text:p>Hijacker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Saboteur" table:formula="of:=[.A16]" table:style-name="ce9">
            <text:p>Saboteur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Angry Mob" table:formula="of:=[.A17]" table:style-name="ce9">
            <text:p>Angry Mob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Colonel Burton" table:formula="of:=[.A18]" table:style-name="ce9">
            <text:p>Colonel Burton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[Super] Lotus" table:formula="of:=[.A19]" table:style-name="ce9">
            <text:p>[Super] Lotus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Jarmen Kell" table:formula="of:=[.A20]" table:style-name="ce9">
            <text:p>Jarmen Kell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2">
            <text:p>Patch Values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office:value-type="string" office:string-value="Experience Value" table:formula="of:=[.B23]" table:number-columns-spanned="4" table:number-rows-spanned="1" table:style-name="ce16">
            <text:p>Experience Value</text:p>
          </table:table-cell>
          <table:covered-table-cell table:number-columns-repeated="3"/>
          <table:table-cell office:value-type="string" office:string-value="Experience Required" table:formula="of:=[.F23]" table:number-columns-spanned="4" table:number-rows-spanned="1" table:style-name="ce16">
            <text:p>Experience Required</text:p>
          </table:table-cell>
          <table:covered-table-cell table:number-columns-repeated="3"/>
          <table:table-cell table:number-columns-repeated="16375"/>
        </table:table-row>
        <table:table-row table:style-name="ro3">
          <table:table-cell table:style-name="ce1"/>
          <table:table-cell office:value-type="string" office:string-value="Regular" table:formula="of:=[.B24]" table:style-name="ce2">
            <text:p>Regular</text:p>
          </table:table-cell>
          <table:table-cell office:value-type="string" office:string-value="Veteran" table:formula="of:=[.C24]" table:style-name="ce2">
            <text:p>Veteran</text:p>
          </table:table-cell>
          <table:table-cell office:value-type="string" office:string-value="Elite" table:formula="of:=[.D24]" table:style-name="ce2">
            <text:p>Elite</text:p>
          </table:table-cell>
          <table:table-cell office:value-type="string" office:string-value="Hero" table:formula="of:=[.E24]" table:style-name="ce2">
            <text:p>Hero</text:p>
          </table:table-cell>
          <table:table-cell office:value-type="string" office:string-value="Regular" table:formula="of:=[.F24]" table:style-name="ce2">
            <text:p>Regular</text:p>
          </table:table-cell>
          <table:table-cell office:value-type="string" office:string-value="Veteran" table:formula="of:=[.G24]" table:style-name="ce2">
            <text:p>Veteran</text:p>
          </table:table-cell>
          <table:table-cell office:value-type="string" office:string-value="Elite" table:formula="of:=[.H24]" table:style-name="ce2">
            <text:p>Elite</text:p>
          </table:table-cell>
          <table:table-cell office:value-type="string" office:string-value="Hero" table:formula="of:=[.I24]" table:style-name="ce2">
            <text:p>Hero</text:p>
          </table:table-cell>
          <table:table-cell table:number-columns-repeated="16375"/>
        </table:table-row>
        <table:table-row table:style-name="ro3">
          <table:table-cell office:value-type="string" office:string-value="Ranger" table:formula="of:=[.A25]" table:style-name="ce9">
            <text:p>Ranger</text:p>
          </table:table-cell>
          <table:table-cell office:value-type="float" office:value="20" table:formula="of:= IF([.B25]&gt;0;[.B4]*[.B25];[.B4])" table:style-name="ce2">
            <text:p>20</text:p>
          </table:table-cell>
          <table:table-cell office:value-type="float" office:value="20" table:formula="of:= IF([.C25]&gt;0;[.C4]*[.C25];[.C4])" table:style-name="ce2">
            <text:p>20</text:p>
          </table:table-cell>
          <table:table-cell office:value-type="float" office:value="40" table:formula="of:= IF([.D25]&gt;0;[.D4]*[.D25];[.D4])" table:style-name="ce2">
            <text:p>40</text:p>
          </table:table-cell>
          <table:table-cell office:value-type="float" office:value="60" table:formula="of:= IF([.E25]&gt;0;[.E4]*[.E25];[.E4])" table:style-name="ce2">
            <text:p>60</text:p>
          </table:table-cell>
          <table:table-cell office:value-type="float" office:value="0" table:formula="of:= IF([.F25]&gt;0;[.F4]*[.F25];[.F4])" table:style-name="ce2">
            <text:p>0</text:p>
          </table:table-cell>
          <table:table-cell office:value-type="float" office:value="40" table:formula="of:= IF([.G25]&gt;0;[.G4]*[.G25];[.G4])" table:style-name="ce2">
            <text:p>40</text:p>
          </table:table-cell>
          <table:table-cell office:value-type="float" office:value="60" table:formula="of:= IF([.H25]&gt;0;[.H4]*[.H25];[.H4])" table:style-name="ce2">
            <text:p>60</text:p>
          </table:table-cell>
          <table:table-cell office:value-type="float" office:value="120" table:formula="of:= IF([.I25]&gt;0;[.I4]*[.I25];[.I4])" table:style-name="ce2">
            <text:p>120</text:p>
          </table:table-cell>
          <table:table-cell table:number-columns-repeated="16375"/>
        </table:table-row>
        <table:table-row table:style-name="ro3">
          <table:table-cell office:value-type="string" office:string-value="Red Guard" table:formula="of:=[.A26]" table:style-name="ce9">
            <text:p>Red Guard</text:p>
          </table:table-cell>
          <table:table-cell office:value-type="float" office:value="5" table:formula="of:= IF([.B26]&gt;0;[.B5]*[.B26];[.B5])" table:style-name="ce2">
            <text:p>5</text:p>
          </table:table-cell>
          <table:table-cell office:value-type="float" office:value="5" table:formula="of:= IF([.C26]&gt;0;[.C5]*[.C26];[.C5])" table:style-name="ce2">
            <text:p>5</text:p>
          </table:table-cell>
          <table:table-cell office:value-type="float" office:value="10" table:formula="of:= IF([.D26]&gt;0;[.D5]*[.D26];[.D5])" table:style-name="ce2">
            <text:p>10</text:p>
          </table:table-cell>
          <table:table-cell office:value-type="float" office:value="20" table:formula="of:= IF([.E26]&gt;0;[.E5]*[.E26];[.E5])" table:style-name="ce2">
            <text:p>20</text:p>
          </table:table-cell>
          <table:table-cell office:value-type="float" office:value="0" table:formula="of:= IF([.F26]&gt;0;[.F5]*[.F26];[.F5])" table:style-name="ce2">
            <text:p>0</text:p>
          </table:table-cell>
          <table:table-cell office:value-type="float" office:value="20" table:formula="of:= IF([.G26]&gt;0;[.G5]*[.G26];[.G5])" table:style-name="ce2">
            <text:p>20</text:p>
          </table:table-cell>
          <table:table-cell office:value-type="float" office:value="40" table:formula="of:= IF([.H26]&gt;0;[.H5]*[.H26];[.H5])" table:style-name="ce2">
            <text:p>40</text:p>
          </table:table-cell>
          <table:table-cell office:value-type="float" office:value="80" table:formula="of:= IF([.I26]&gt;0;[.I5]*[.I26];[.I5])" table:style-name="ce2">
            <text:p>80</text:p>
          </table:table-cell>
          <table:table-cell table:number-columns-repeated="16375"/>
        </table:table-row>
        <table:table-row table:style-name="ro3">
          <table:table-cell office:value-type="string" office:string-value="Mini Gunner" table:formula="of:=[.A27]" table:style-name="ce9">
            <text:p>Mini Gunner</text:p>
          </table:table-cell>
          <table:table-cell office:value-type="float" office:value="10" table:formula="of:= IF([.B27]&gt;0;[.B6]*[.B27];[.B6])" table:style-name="ce2">
            <text:p>10</text:p>
          </table:table-cell>
          <table:table-cell office:value-type="float" office:value="10" table:formula="of:= IF([.C27]&gt;0;[.C6]*[.C27];[.C6])" table:style-name="ce2">
            <text:p>10</text:p>
          </table:table-cell>
          <table:table-cell office:value-type="float" office:value="20" table:formula="of:= IF([.D27]&gt;0;[.D6]*[.D27];[.D6])" table:style-name="ce2">
            <text:p>20</text:p>
          </table:table-cell>
          <table:table-cell office:value-type="float" office:value="40" table:formula="of:= IF([.E27]&gt;0;[.E6]*[.E27];[.E6])" table:style-name="ce2">
            <text:p>40</text:p>
          </table:table-cell>
          <table:table-cell office:value-type="float" office:value="0" table:formula="of:= IF([.F27]&gt;0;[.F6]*[.F27];[.F6])" table:style-name="ce2">
            <text:p>0</text:p>
          </table:table-cell>
          <table:table-cell office:value-type="float" office:value="20" table:formula="of:= IF([.G27]&gt;0;[.G6]*[.G27];[.G6])" table:style-name="ce2">
            <text:p>20</text:p>
          </table:table-cell>
          <table:table-cell office:value-type="float" office:value="40" table:formula="of:= IF([.H27]&gt;0;[.H6]*[.H27];[.H6])" table:style-name="ce2">
            <text:p>40</text:p>
          </table:table-cell>
          <table:table-cell office:value-type="float" office:value="80" table:formula="of:= IF([.I27]&gt;0;[.I6]*[.I27];[.I6])" table:style-name="ce2">
            <text:p>80</text:p>
          </table:table-cell>
          <table:table-cell table:number-columns-repeated="16375"/>
        </table:table-row>
        <table:table-row table:style-name="ro3">
          <table:table-cell office:value-type="string" office:string-value="Rebel" table:formula="of:=[.A28]" table:style-name="ce9">
            <text:p>Rebel</text:p>
          </table:table-cell>
          <table:table-cell office:value-type="float" office:value="15" table:formula="of:= IF([.B28]&gt;0;[.B7]*[.B28];[.B7])" table:style-name="ce2">
            <text:p>15</text:p>
          </table:table-cell>
          <table:table-cell office:value-type="float" office:value="15" table:formula="of:= IF([.C28]&gt;0;[.C7]*[.C28];[.C7])" table:style-name="ce2">
            <text:p>15</text:p>
          </table:table-cell>
          <table:table-cell office:value-type="float" office:value="30" table:formula="of:= IF([.D28]&gt;0;[.D7]*[.D28];[.D7])" table:style-name="ce2">
            <text:p>30</text:p>
          </table:table-cell>
          <table:table-cell office:value-type="float" office:value="40" table:formula="of:= IF([.E28]&gt;0;[.E7]*[.E28];[.E7])" table:style-name="ce2">
            <text:p>40</text:p>
          </table:table-cell>
          <table:table-cell office:value-type="float" office:value="0" table:formula="of:= IF([.F28]&gt;0;[.F7]*[.F28];[.F7])" table:style-name="ce2">
            <text:p>0</text:p>
          </table:table-cell>
          <table:table-cell office:value-type="float" office:value="40" table:formula="of:= IF([.G28]&gt;0;[.G7]*[.G28];[.G7])" table:style-name="ce2">
            <text:p>40</text:p>
          </table:table-cell>
          <table:table-cell office:value-type="float" office:value="60" table:formula="of:= IF([.H28]&gt;0;[.H7]*[.H28];[.H7])" table:style-name="ce2">
            <text:p>60</text:p>
          </table:table-cell>
          <table:table-cell office:value-type="float" office:value="120" table:formula="of:= IF([.I28]&gt;0;[.I7]*[.I28];[.I7])" table:style-name="ce2">
            <text:p>120</text:p>
          </table:table-cell>
          <table:table-cell table:number-columns-repeated="16375"/>
        </table:table-row>
        <table:table-row table:style-name="ro3">
          <table:table-cell office:value-type="string" office:string-value="Tox Rebel" table:formula="of:=[.A29]" table:style-name="ce9">
            <text:p>Tox Rebel</text:p>
          </table:table-cell>
          <table:table-cell office:value-type="float" office:value="25" table:formula="of:= IF([.B29]&gt;0;[.B8]*[.B29];[.B8])" table:style-name="ce2">
            <text:p>25</text:p>
          </table:table-cell>
          <table:table-cell office:value-type="float" office:value="30" table:formula="of:= IF([.C29]&gt;0;[.C8]*[.C29];[.C8])" table:style-name="ce2">
            <text:p>30</text:p>
          </table:table-cell>
          <table:table-cell office:value-type="float" office:value="35" table:formula="of:= IF([.D29]&gt;0;[.D8]*[.D29];[.D8])" table:style-name="ce2">
            <text:p>35</text:p>
          </table:table-cell>
          <table:table-cell office:value-type="float" office:value="45" table:formula="of:= IF([.E29]&gt;0;[.E8]*[.E29];[.E8])" table:style-name="ce2">
            <text:p>45</text:p>
          </table:table-cell>
          <table:table-cell office:value-type="float" office:value="0" table:formula="of:= IF([.F29]&gt;0;[.F8]*[.F29];[.F8])" table:style-name="ce2">
            <text:p>0</text:p>
          </table:table-cell>
          <table:table-cell office:value-type="float" office:value="40" table:formula="of:= IF([.G29]&gt;0;[.G8]*[.G29];[.G8])" table:style-name="ce2">
            <text:p>40</text:p>
          </table:table-cell>
          <table:table-cell office:value-type="float" office:value="60" table:formula="of:= IF([.H29]&gt;0;[.H8]*[.H29];[.H8])" table:style-name="ce2">
            <text:p>60</text:p>
          </table:table-cell>
          <table:table-cell office:value-type="float" office:value="120" table:formula="of:= IF([.I29]&gt;0;[.I8]*[.I29];[.I8])" table:style-name="ce2">
            <text:p>120</text:p>
          </table:table-cell>
          <table:table-cell table:number-columns-repeated="16375"/>
        </table:table-row>
        <table:table-row table:style-name="ro3">
          <table:table-cell office:value-type="string" office:string-value="Terrorist" table:formula="of:=[.A30]" table:style-name="ce9">
            <text:p>Terrorist</text:p>
          </table:table-cell>
          <table:table-cell office:value-type="float" office:value="20" table:formula="of:= IF([.B30]&gt;0;[.B9]*[.B30];[.B9])" table:style-name="ce2">
            <text:p>20</text:p>
          </table:table-cell>
          <table:table-cell office:value-type="float" office:value="20" table:formula="of:= IF([.C30]&gt;0;[.C9]*[.C30];[.C9])" table:style-name="ce2">
            <text:p>20</text:p>
          </table:table-cell>
          <table:table-cell office:value-type="float" office:value="20" table:formula="of:= IF([.D30]&gt;0;[.D9]*[.D30];[.D9])" table:style-name="ce2">
            <text:p>20</text:p>
          </table:table-cell>
          <table:table-cell office:value-type="float" office:value="20" table:formula="of:= IF([.E30]&gt;0;[.E9]*[.E30];[.E9])" table:style-name="ce2">
            <text:p>20</text:p>
          </table:table-cell>
          <table:table-cell office:value-type="string" office:string-value="-" table:formula="of:= IF([.F30]&gt;0;[.F9]*[.F30];[.F9])" table:style-name="ce2">
            <text:p>-</text:p>
          </table:table-cell>
          <table:table-cell office:value-type="string" office:string-value="-" table:formula="of:= IF([.G30]&gt;0;[.G9]*[.G30];[.G9])" table:style-name="ce2">
            <text:p>-</text:p>
          </table:table-cell>
          <table:table-cell office:value-type="string" office:string-value="-" table:formula="of:= IF([.H30]&gt;0;[.H9]*[.H30];[.H9])" table:style-name="ce2">
            <text:p>-</text:p>
          </table:table-cell>
          <table:table-cell office:value-type="string" office:string-value="-" table:formula="of:= IF([.I30]&gt;0;[.I9]*[.I30];[.I9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Missile Defender" table:formula="of:=[.A31]" table:style-name="ce9">
            <text:p>Missile Defender</text:p>
          </table:table-cell>
          <table:table-cell office:value-type="float" office:value="20" table:formula="of:= IF([.B31]&gt;0;[.B10]*[.B31];[.B10])" table:style-name="ce2">
            <text:p>20</text:p>
          </table:table-cell>
          <table:table-cell office:value-type="float" office:value="20" table:formula="of:= IF([.C31]&gt;0;[.C10]*[.C31];[.C10])" table:style-name="ce2">
            <text:p>20</text:p>
          </table:table-cell>
          <table:table-cell office:value-type="float" office:value="40" table:formula="of:= IF([.D31]&gt;0;[.D10]*[.D31];[.D10])" table:style-name="ce2">
            <text:p>40</text:p>
          </table:table-cell>
          <table:table-cell office:value-type="float" office:value="60" table:formula="of:= IF([.E31]&gt;0;[.E10]*[.E31];[.E10])" table:style-name="ce2">
            <text:p>60</text:p>
          </table:table-cell>
          <table:table-cell office:value-type="float" office:value="0" table:formula="of:= IF([.F31]&gt;0;[.F10]*[.F31];[.F10])" table:style-name="ce2">
            <text:p>0</text:p>
          </table:table-cell>
          <table:table-cell office:value-type="float" office:value="100" table:formula="of:= IF([.G31]&gt;0;[.G10]*[.G31];[.G10])" table:style-name="ce2">
            <text:p>100</text:p>
          </table:table-cell>
          <table:table-cell office:value-type="float" office:value="200" table:formula="of:= IF([.H31]&gt;0;[.H10]*[.H31];[.H10])" table:style-name="ce2">
            <text:p>200</text:p>
          </table:table-cell>
          <table:table-cell office:value-type="float" office:value="400" table:formula="of:= IF([.I31]&gt;0;[.I10]*[.I31];[.I10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Tank Hunter" table:formula="of:=[.A32]" table:style-name="ce9">
            <text:p>Tank Hunter</text:p>
          </table:table-cell>
          <table:table-cell office:value-type="float" office:value="20" table:formula="of:= IF([.B32]&gt;0;[.B11]*[.B32];[.B11])" table:style-name="ce2">
            <text:p>20</text:p>
          </table:table-cell>
          <table:table-cell office:value-type="float" office:value="20" table:formula="of:= IF([.C32]&gt;0;[.C11]*[.C32];[.C11])" table:style-name="ce2">
            <text:p>20</text:p>
          </table:table-cell>
          <table:table-cell office:value-type="float" office:value="40" table:formula="of:= IF([.D32]&gt;0;[.D11]*[.D32];[.D11])" table:style-name="ce2">
            <text:p>40</text:p>
          </table:table-cell>
          <table:table-cell office:value-type="float" office:value="60" table:formula="of:= IF([.E32]&gt;0;[.E11]*[.E32];[.E11])" table:style-name="ce2">
            <text:p>60</text:p>
          </table:table-cell>
          <table:table-cell office:value-type="float" office:value="0" table:formula="of:= IF([.F32]&gt;0;[.F11]*[.F32];[.F11])" table:style-name="ce2">
            <text:p>0</text:p>
          </table:table-cell>
          <table:table-cell office:value-type="float" office:value="100" table:formula="of:= IF([.G32]&gt;0;[.G11]*[.G32];[.G11])" table:style-name="ce2">
            <text:p>100</text:p>
          </table:table-cell>
          <table:table-cell office:value-type="float" office:value="200" table:formula="of:= IF([.H32]&gt;0;[.H11]*[.H32];[.H11])" table:style-name="ce2">
            <text:p>200</text:p>
          </table:table-cell>
          <table:table-cell office:value-type="float" office:value="400" table:formula="of:= IF([.I32]&gt;0;[.I11]*[.I32];[.I11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RPG" table:formula="of:=[.A33]" table:style-name="ce9">
            <text:p>RPG</text:p>
          </table:table-cell>
          <table:table-cell office:value-type="float" office:value="20" table:formula="of:= IF([.B33]&gt;0;[.B12]*[.B33];[.B12])" table:style-name="ce2">
            <text:p>20</text:p>
          </table:table-cell>
          <table:table-cell office:value-type="float" office:value="20" table:formula="of:= IF([.C33]&gt;0;[.C12]*[.C33];[.C12])" table:style-name="ce2">
            <text:p>20</text:p>
          </table:table-cell>
          <table:table-cell office:value-type="float" office:value="40" table:formula="of:= IF([.D33]&gt;0;[.D12]*[.D33];[.D12])" table:style-name="ce2">
            <text:p>40</text:p>
          </table:table-cell>
          <table:table-cell office:value-type="float" office:value="60" table:formula="of:= IF([.E33]&gt;0;[.E12]*[.E33];[.E12])" table:style-name="ce2">
            <text:p>60</text:p>
          </table:table-cell>
          <table:table-cell office:value-type="float" office:value="0" table:formula="of:= IF([.F33]&gt;0;[.F12]*[.F33];[.F12])" table:style-name="ce2">
            <text:p>0</text:p>
          </table:table-cell>
          <table:table-cell office:value-type="float" office:value="100" table:formula="of:= IF([.G33]&gt;0;[.G12]*[.G33];[.G12])" table:style-name="ce2">
            <text:p>100</text:p>
          </table:table-cell>
          <table:table-cell office:value-type="float" office:value="200" table:formula="of:= IF([.H33]&gt;0;[.H12]*[.H33];[.H12])" table:style-name="ce2">
            <text:p>200</text:p>
          </table:table-cell>
          <table:table-cell office:value-type="float" office:value="400" table:formula="of:= IF([.I33]&gt;0;[.I12]*[.I33];[.I12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Pathfinder" table:formula="of:=[.A34]" table:style-name="ce9">
            <text:p>Pathfinder</text:p>
          </table:table-cell>
          <table:table-cell office:value-type="float" office:value="40" table:formula="of:= IF([.B34]&gt;0;[.B13]*[.B34];[.B13])" table:style-name="ce2">
            <text:p>40</text:p>
          </table:table-cell>
          <table:table-cell office:value-type="float" office:value="40" table:formula="of:= IF([.C34]&gt;0;[.C13]*[.C34];[.C13])" table:style-name="ce2">
            <text:p>40</text:p>
          </table:table-cell>
          <table:table-cell office:value-type="float" office:value="60" table:formula="of:= IF([.D34]&gt;0;[.D13]*[.D34];[.D13])" table:style-name="ce2">
            <text:p>60</text:p>
          </table:table-cell>
          <table:table-cell office:value-type="float" office:value="80" table:formula="of:= IF([.E34]&gt;0;[.E13]*[.E34];[.E13])" table:style-name="ce2">
            <text:p>80</text:p>
          </table:table-cell>
          <table:table-cell office:value-type="float" office:value="0" table:formula="of:= IF([.F34]&gt;0;[.F13]*[.F34];[.F13])" table:style-name="ce2">
            <text:p>0</text:p>
          </table:table-cell>
          <table:table-cell office:value-type="float" office:value="50" table:formula="of:= IF([.G34]&gt;0;[.G13]*[.G34];[.G13])" table:style-name="ce2">
            <text:p>50</text:p>
          </table:table-cell>
          <table:table-cell office:value-type="float" office:value="100" table:formula="of:= IF([.H34]&gt;0;[.H13]*[.H34];[.H13])" table:style-name="ce2">
            <text:p>100</text:p>
          </table:table-cell>
          <table:table-cell office:value-type="float" office:value="200" table:formula="of:= IF([.I34]&gt;0;[.I13]*[.I34];[.I13])" table:style-name="ce2">
            <text:p>200</text:p>
          </table:table-cell>
          <table:table-cell table:number-columns-repeated="16375"/>
        </table:table-row>
        <table:table-row table:style-name="ro3">
          <table:table-cell office:value-type="string" office:string-value="Hacker" table:formula="of:=[.A35]" table:style-name="ce9">
            <text:p>Hacker</text:p>
          </table:table-cell>
          <table:table-cell office:value-type="float" office:value="50" table:formula="of:= IF([.B35]&gt;0;[.B14]*[.B35];[.B14])" table:style-name="ce2">
            <text:p>50</text:p>
          </table:table-cell>
          <table:table-cell office:value-type="float" office:value="100" table:formula="of:= IF([.C35]&gt;0;[.C14]*[.C35];[.C14])" table:style-name="ce2">
            <text:p>100</text:p>
          </table:table-cell>
          <table:table-cell office:value-type="float" office:value="150" table:formula="of:= IF([.D35]&gt;0;[.D14]*[.D35];[.D14])" table:style-name="ce2">
            <text:p>150</text:p>
          </table:table-cell>
          <table:table-cell office:value-type="float" office:value="400" table:formula="of:= IF([.E35]&gt;0;[.E14]*[.E35];[.E14])" table:style-name="ce2">
            <text:p>400</text:p>
          </table:table-cell>
          <table:table-cell office:value-type="float" office:value="0" table:formula="of:= IF([.F35]&gt;0;[.F14]*[.F35];[.F14])" table:style-name="ce2">
            <text:p>0</text:p>
          </table:table-cell>
          <table:table-cell office:value-type="float" office:value="100" table:formula="of:= IF([.G35]&gt;0;[.G14]*[.G35];[.G14])" table:style-name="ce2">
            <text:p>100</text:p>
          </table:table-cell>
          <table:table-cell office:value-type="float" office:value="300" table:formula="of:= IF([.H35]&gt;0;[.H14]*[.H35];[.H14])" table:style-name="ce2">
            <text:p>300</text:p>
          </table:table-cell>
          <table:table-cell office:value-type="float" office:value="500" table:formula="of:= IF([.I35]&gt;0;[.I14]*[.I35];[.I14])" table:style-name="ce2">
            <text:p>500</text:p>
          </table:table-cell>
          <table:table-cell table:number-columns-repeated="16375"/>
        </table:table-row>
        <table:table-row table:style-name="ro3">
          <table:table-cell office:value-type="string" office:string-value="Hijacker" table:formula="of:=[.A36]" table:style-name="ce9">
            <text:p>Hijacker</text:p>
          </table:table-cell>
          <table:table-cell office:value-type="float" office:value="50" table:formula="of:= IF([.B36]&gt;0;[.B15]*[.B36];[.B15])" table:style-name="ce2">
            <text:p>50</text:p>
          </table:table-cell>
          <table:table-cell office:value-type="float" office:value="100" table:formula="of:= IF([.C36]&gt;0;[.C15]*[.C36];[.C15])" table:style-name="ce2">
            <text:p>100</text:p>
          </table:table-cell>
          <table:table-cell office:value-type="float" office:value="150" table:formula="of:= IF([.D36]&gt;0;[.D15]*[.D36];[.D15])" table:style-name="ce2">
            <text:p>150</text:p>
          </table:table-cell>
          <table:table-cell office:value-type="float" office:value="400" table:formula="of:= IF([.E36]&gt;0;[.E15]*[.E36];[.E15])" table:style-name="ce2">
            <text:p>400</text:p>
          </table:table-cell>
          <table:table-cell office:value-type="float" office:value="0" table:formula="of:= IF([.F36]&gt;0;[.F15]*[.F36];[.F15])" table:style-name="ce2">
            <text:p>0</text:p>
          </table:table-cell>
          <table:table-cell office:value-type="float" office:value="150" table:formula="of:= IF([.G36]&gt;0;[.G15]*[.G36];[.G15])" table:style-name="ce2">
            <text:p>150</text:p>
          </table:table-cell>
          <table:table-cell office:value-type="float" office:value="450" table:formula="of:= IF([.H36]&gt;0;[.H15]*[.H36];[.H15])" table:style-name="ce2">
            <text:p>450</text:p>
          </table:table-cell>
          <table:table-cell office:value-type="float" office:value="900" table:formula="of:= IF([.I36]&gt;0;[.I15]*[.I36];[.I15])" table:style-name="ce2">
            <text:p>900</text:p>
          </table:table-cell>
          <table:table-cell table:number-columns-repeated="16375"/>
        </table:table-row>
        <table:table-row table:style-name="ro3">
          <table:table-cell office:value-type="string" office:string-value="Saboteur" table:formula="of:=[.A37]" table:style-name="ce9">
            <text:p>Saboteur</text:p>
          </table:table-cell>
          <table:table-cell office:value-type="float" office:value="15" table:formula="of:= IF([.B37]&gt;0;[.B16]*[.B37];[.B16])" table:style-name="ce2">
            <text:p>15</text:p>
          </table:table-cell>
          <table:table-cell office:value-type="float" office:value="15" table:formula="of:= IF([.C37]&gt;0;[.C16]*[.C37];[.C16])" table:style-name="ce2">
            <text:p>15</text:p>
          </table:table-cell>
          <table:table-cell office:value-type="float" office:value="30" table:formula="of:= IF([.D37]&gt;0;[.D16]*[.D37];[.D16])" table:style-name="ce2">
            <text:p>30</text:p>
          </table:table-cell>
          <table:table-cell office:value-type="float" office:value="40" table:formula="of:= IF([.E37]&gt;0;[.E16]*[.E37];[.E16])" table:style-name="ce2">
            <text:p>40</text:p>
          </table:table-cell>
          <table:table-cell office:value-type="string" office:string-value="-" table:formula="of:= IF([.F37]&gt;0;[.F16]*[.F37];[.F16])" table:style-name="ce2">
            <text:p>-</text:p>
          </table:table-cell>
          <table:table-cell office:value-type="string" office:string-value="-" table:formula="of:= IF([.G37]&gt;0;[.G16]*[.G37];[.G16])" table:style-name="ce2">
            <text:p>-</text:p>
          </table:table-cell>
          <table:table-cell office:value-type="string" office:string-value="-" table:formula="of:= IF([.H37]&gt;0;[.H16]*[.H37];[.H16])" table:style-name="ce2">
            <text:p>-</text:p>
          </table:table-cell>
          <table:table-cell office:value-type="string" office:string-value="-" table:formula="of:= IF([.I37]&gt;0;[.I16]*[.I37];[.I16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Angry Mob" table:formula="of:=[.A38]" table:style-name="ce9">
            <text:p>Angry Mob</text:p>
          </table:table-cell>
          <table:table-cell office:value-type="float" office:value="5" table:formula="of:= IF([.B38]&gt;0;[.B17]*[.B38];[.B17])" table:style-name="ce2">
            <text:p>5</text:p>
          </table:table-cell>
          <table:table-cell office:value-type="float" office:value="5" table:formula="of:= IF([.C38]&gt;0;[.C17]*[.C38];[.C17])" table:style-name="ce2">
            <text:p>5</text:p>
          </table:table-cell>
          <table:table-cell office:value-type="float" office:value="5" table:formula="of:= IF([.D38]&gt;0;[.D17]*[.D38];[.D17])" table:style-name="ce2">
            <text:p>5</text:p>
          </table:table-cell>
          <table:table-cell office:value-type="float" office:value="5" table:formula="of:= IF([.E38]&gt;0;[.E17]*[.E38];[.E17])" table:style-name="ce2">
            <text:p>5</text:p>
          </table:table-cell>
          <table:table-cell office:value-type="float" office:value="0" table:formula="of:= IF([.F38]&gt;0;[.F17]*[.F38];[.F17])" table:style-name="ce2">
            <text:p>0</text:p>
          </table:table-cell>
          <table:table-cell office:value-type="float" office:value="150" table:formula="of:= IF([.G38]&gt;0;[.G17]*[.G38];[.G17])" table:style-name="ce2">
            <text:p>150</text:p>
          </table:table-cell>
          <table:table-cell office:value-type="float" office:value="450" table:formula="of:= IF([.H38]&gt;0;[.H17]*[.H38];[.H17])" table:style-name="ce2">
            <text:p>450</text:p>
          </table:table-cell>
          <table:table-cell office:value-type="float" office:value="900" table:formula="of:= IF([.I38]&gt;0;[.I17]*[.I38];[.I17])" table:style-name="ce2">
            <text:p>900</text:p>
          </table:table-cell>
          <table:table-cell table:number-columns-repeated="16375"/>
        </table:table-row>
        <table:table-row table:style-name="ro3">
          <table:table-cell office:value-type="string" office:string-value="Colonel Burton" table:formula="of:=[.A39]" table:style-name="ce9">
            <text:p>Colonel Burton</text:p>
          </table:table-cell>
          <table:table-cell office:value-type="float" office:value="50" table:formula="of:= IF([.B39]&gt;0;[.B18]*[.B39];[.B18])" table:style-name="ce2">
            <text:p>50</text:p>
          </table:table-cell>
          <table:table-cell office:value-type="float" office:value="100" table:formula="of:= IF([.C39]&gt;0;[.C18]*[.C39];[.C18])" table:style-name="ce2">
            <text:p>100</text:p>
          </table:table-cell>
          <table:table-cell office:value-type="float" office:value="100" table:formula="of:= IF([.D39]&gt;0;[.D18]*[.D39];[.D18])" table:style-name="ce2">
            <text:p>100</text:p>
          </table:table-cell>
          <table:table-cell office:value-type="float" office:value="150" table:formula="of:= IF([.E39]&gt;0;[.E18]*[.E39];[.E18])" table:style-name="ce2">
            <text:p>150</text:p>
          </table:table-cell>
          <table:table-cell office:value-type="float" office:value="0" table:formula="of:= IF([.F39]&gt;0;[.F18]*[.F39];[.F18])" table:style-name="ce2">
            <text:p>0</text:p>
          </table:table-cell>
          <table:table-cell office:value-type="float" office:value="200" table:formula="of:= IF([.G39]&gt;0;[.G18]*[.G39];[.G18])" table:style-name="ce2">
            <text:p>200</text:p>
          </table:table-cell>
          <table:table-cell office:value-type="float" office:value="300" table:formula="of:= IF([.H39]&gt;0;[.H18]*[.H39];[.H18])" table:style-name="ce2">
            <text:p>300</text:p>
          </table:table-cell>
          <table:table-cell office:value-type="float" office:value="600" table:formula="of:= IF([.I39]&gt;0;[.I18]*[.I39];[.I18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[Super] Lotus" table:formula="of:=[.A40]" table:style-name="ce9">
            <text:p>[Super] Lotus</text:p>
          </table:table-cell>
          <table:table-cell office:value-type="float" office:value="50" table:formula="of:= IF([.B40]&gt;0;[.B19]*[.B40];[.B19])" table:style-name="ce2">
            <text:p>50</text:p>
          </table:table-cell>
          <table:table-cell office:value-type="float" office:value="100" table:formula="of:= IF([.C40]&gt;0;[.C19]*[.C40];[.C19])" table:style-name="ce2">
            <text:p>100</text:p>
          </table:table-cell>
          <table:table-cell office:value-type="float" office:value="150" table:formula="of:= IF([.D40]&gt;0;[.D19]*[.D40];[.D19])" table:style-name="ce2">
            <text:p>150</text:p>
          </table:table-cell>
          <table:table-cell office:value-type="float" office:value="400" table:formula="of:= IF([.E40]&gt;0;[.E19]*[.E40];[.E19])" table:style-name="ce2">
            <text:p>400</text:p>
          </table:table-cell>
          <table:table-cell office:value-type="float" office:value="0" table:formula="of:= IF([.F40]&gt;0;[.F19]*[.F40];[.F19])" table:style-name="ce2">
            <text:p>0</text:p>
          </table:table-cell>
          <table:table-cell office:value-type="float" office:value="150" table:formula="of:= IF([.G40]&gt;0;[.G19]*[.G40];[.G19])" table:style-name="ce2">
            <text:p>150</text:p>
          </table:table-cell>
          <table:table-cell office:value-type="float" office:value="450" table:formula="of:= IF([.H40]&gt;0;[.H19]*[.H40];[.H19])" table:style-name="ce2">
            <text:p>450</text:p>
          </table:table-cell>
          <table:table-cell office:value-type="float" office:value="900" table:formula="of:= IF([.I40]&gt;0;[.I19]*[.I40];[.I19])" table:style-name="ce2">
            <text:p>900</text:p>
          </table:table-cell>
          <table:table-cell table:number-columns-repeated="16375"/>
        </table:table-row>
        <table:table-row table:style-name="ro3">
          <table:table-cell office:value-type="string" office:string-value="Jarmen Kell" table:formula="of:=[.A41]" table:style-name="ce9">
            <text:p>Jarmen Kell</text:p>
          </table:table-cell>
          <table:table-cell office:value-type="float" office:value="50" table:formula="of:= IF([.B41]&gt;0;[.B20]*[.B41];[.B20])" table:style-name="ce2">
            <text:p>50</text:p>
          </table:table-cell>
          <table:table-cell office:value-type="float" office:value="50" table:formula="of:= IF([.C41]&gt;0;[.C20]*[.C41];[.C20])" table:style-name="ce2">
            <text:p>50</text:p>
          </table:table-cell>
          <table:table-cell office:value-type="float" office:value="100" table:formula="of:= IF([.D41]&gt;0;[.D20]*[.D41];[.D20])" table:style-name="ce2">
            <text:p>100</text:p>
          </table:table-cell>
          <table:table-cell office:value-type="float" office:value="150" table:formula="of:= IF([.E41]&gt;0;[.E20]*[.E41];[.E20])" table:style-name="ce2">
            <text:p>150</text:p>
          </table:table-cell>
          <table:table-cell office:value-type="float" office:value="0" table:formula="of:= IF([.F41]&gt;0;[.F20]*[.F41];[.F20])" table:style-name="ce2">
            <text:p>0</text:p>
          </table:table-cell>
          <table:table-cell office:value-type="float" office:value="100" table:formula="of:= IF([.G41]&gt;0;[.G20]*[.G41];[.G20])" table:style-name="ce2">
            <text:p>100</text:p>
          </table:table-cell>
          <table:table-cell office:value-type="float" office:value="100" table:formula="of:= IF([.H41]&gt;0;[.H20]*[.H41];[.H20])" table:style-name="ce2">
            <text:p>100</text:p>
          </table:table-cell>
          <table:table-cell office:value-type="float" office:value="400" table:formula="of:= IF([.I41]&gt;0;[.I20]*[.I41];[.I20])" table:style-name="ce2">
            <text:p>400</text:p>
          </table:table-cell>
          <table:table-cell table:number-columns-repeated="16375"/>
        </table:table-row>
        <table:table-row table:number-rows-repeated="1048514" table:style-name="ro3">
          <table:table-cell table:number-columns-repeated="16384"/>
        </table:table-row>
      </table:table>
      <table:table table:name="Vehicles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1" table:default-cell-style-name="ce1"/>
        <table:table-column table:style-name="co14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float" office:value="1.04" table:number-columns-spanned="8" table:number-rows-spanned="1" table:style-name="ce12">
            <text:p>1.04</text:p>
          </table:table-cell>
          <table:covered-table-cell table:number-columns-repeated="7"/>
          <table:table-cell table:style-name="ce3"/>
          <table:table-cell table:number-columns-repeated="16374"/>
        </table:table-row>
        <table:table-row table:style-name="ro2">
          <table:table-cell table:style-name="ce1"/>
          <table:table-cell office:value-type="string" table:number-columns-spanned="4" table:number-rows-spanned="1" table:style-name="ce18">
            <text:p>Experience Value</text:p>
          </table:table-cell>
          <table:covered-table-cell table:number-columns-repeated="3"/>
          <table:table-cell office:value-type="string" table:number-columns-spanned="4" table:number-rows-spanned="1" table:style-name="ce18">
            <text:p>Experience Required</text:p>
          </table:table-cell>
          <table:covered-table-cell table:number-columns-repeated="3"/>
          <table:table-cell table:style-name="ce3"/>
          <table:table-cell table:number-columns-repeated="16374"/>
        </table:table-row>
        <table:table-row table:style-name="ro3">
          <table:table-cell table:style-name="ce1"/>
          <table:table-cell office:value-type="string" table:style-name="ce2">
            <text:p>Regular</text:p>
          </table:table-cell>
          <table:table-cell office:value-type="string" table:style-name="ce2">
            <text:p>Veteran</text:p>
          </table:table-cell>
          <table:table-cell office:value-type="string" table:style-name="ce2">
            <text:p>Elite</text:p>
          </table:table-cell>
          <table:table-cell office:value-type="string" table:style-name="ce2">
            <text:p>Hero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Veteran</text:p>
          </table:table-cell>
          <table:table-cell office:value-type="string" table:style-name="ce2">
            <text:p>Elite</text:p>
          </table:table-cell>
          <table:table-cell office:value-type="string" table:style-name="ce2">
            <text:p>Hero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Battle Drone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Hellfire Dron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Scout Drone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hinook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mbat Chinook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llection Truck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adar Van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[Assault] Troop Crawle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Listening/Attack Outpos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Humvee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Ambulance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Sentry Drone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mbat Cycle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mbat Cycle + RPG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mbat Cycle + Terroris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Technical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50" table:style-name="ce2">
            <text:p>15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Gatling Tank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Quad Cannon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Toxin Tractor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Dragon Tank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80" table:style-name="ce2">
            <text:p>8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Scorpion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120" table:style-name="ce2">
            <text:p>120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Battle Master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Marauder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[Laser] Crusader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Palad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Microwave Tank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[Emperor] Overlord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600" table:style-name="ce2">
            <text:p>600</text:p>
          </table:table-cell>
          <table:table-cell office:value-type="float" office:value="0" table:style-name="ce2">
            <text:p>0</text:p>
          </table:table-cell>
          <table:table-cell office:value-type="float" office:value="400" table:style-name="ce2">
            <text:p>400</text:p>
          </table:table-cell>
          <table:table-cell office:value-type="float" office:value="600" table:style-name="ce2">
            <text:p>600</text:p>
          </table:table-cell>
          <table:table-cell office:value-type="float" office:value="1200" table:style-name="ce2">
            <text:p>12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ECM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Avenger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Battle Bus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Bomb Truck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Tomahawk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ocket Buggy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Scud Launcher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Inferno Cannon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Nuke Cannon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400" table:style-name="ce2">
            <text:p>400</text:p>
          </table:table-cell>
          <table:table-cell office:value-type="float" office:value="600" table:style-name="ce2">
            <text:p>600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table:style-name="ce4"/>
          <table:table-cell office:value-type="string" table:number-columns-spanned="8" table:number-rows-spanned="1" table:style-name="ce12">
            <text:p>Patch Percentages</text:p>
          </table:table-cell>
          <table:covered-table-cell table:number-columns-repeated="7"/>
          <table:table-cell table:number-columns-repeated="16375" table:style-name="ce1"/>
        </table:table-row>
        <table:table-row table:style-name="ro2">
          <table:table-cell table:style-name="ce4"/>
          <table:table-cell office:value-type="string" office:string-value="Experience Value" table:formula="of:=[.B2]" table:number-columns-spanned="4" table:number-rows-spanned="1" table:style-name="ce17">
            <text:p>Experience Value</text:p>
          </table:table-cell>
          <table:covered-table-cell table:number-columns-repeated="3"/>
          <table:table-cell office:value-type="string" office:string-value="Experience Required" table:formula="of:=[.F2]" table:number-columns-spanned="4" table:number-rows-spanned="1" table:style-name="ce17">
            <text:p>Experience Required</text:p>
          </table:table-cell>
          <table:covered-table-cell table:number-columns-repeated="3"/>
          <table:table-cell table:number-columns-repeated="16375" table:style-name="ce1"/>
        </table:table-row>
        <table:table-row table:style-name="ro3">
          <table:table-cell table:style-name="ce4"/>
          <table:table-cell office:value-type="string" office:string-value="Regular" table:formula="of:=[.B3]" table:style-name="ce5">
            <text:p>Regular</text:p>
          </table:table-cell>
          <table:table-cell office:value-type="string" office:string-value="Veteran" table:formula="of:=[.C3]" table:style-name="ce5">
            <text:p>Veteran</text:p>
          </table:table-cell>
          <table:table-cell office:value-type="string" office:string-value="Elite" table:formula="of:=[.D3]" table:style-name="ce5">
            <text:p>Elite</text:p>
          </table:table-cell>
          <table:table-cell office:value-type="string" office:string-value="Hero" table:formula="of:=[.E3]" table:style-name="ce5">
            <text:p>Hero</text:p>
          </table:table-cell>
          <table:table-cell office:value-type="string" office:string-value="Regular" table:formula="of:=[.F3]" table:style-name="ce5">
            <text:p>Regular</text:p>
          </table:table-cell>
          <table:table-cell office:value-type="string" office:string-value="Veteran" table:formula="of:=[.G3]" table:style-name="ce5">
            <text:p>Veteran</text:p>
          </table:table-cell>
          <table:table-cell office:value-type="string" office:string-value="Elite" table:formula="of:=[.H3]" table:style-name="ce5">
            <text:p>Elite</text:p>
          </table:table-cell>
          <table:table-cell office:value-type="string" office:string-value="Hero" table:formula="of:=[.I3]" table:style-name="ce5">
            <text:p>Hero</text:p>
          </table:table-cell>
          <table:table-cell table:number-columns-repeated="16375" table:style-name="ce1"/>
        </table:table-row>
        <table:table-row table:style-name="ro3">
          <table:table-cell office:value-type="string" office:string-value="Battle Drone" table:formula="of:=[.A4]" table:style-name="ce8">
            <text:p>Battle Drone</text:p>
          </table:table-cell>
          <table:table-cell table:number-columns-repeated="8" table:style-name="ce10"/>
          <table:table-cell table:number-columns-repeated="16375" table:style-name="ce1"/>
        </table:table-row>
        <table:table-row table:style-name="ro3">
          <table:table-cell office:value-type="string" office:string-value="Hellfire Drone" table:formula="of:=[.A5]" table:style-name="ce8">
            <text:p>Hellfire Drone</text:p>
          </table:table-cell>
          <table:table-cell table:number-columns-repeated="8" table:style-name="ce10"/>
          <table:table-cell table:number-columns-repeated="16375" table:style-name="ce1"/>
        </table:table-row>
        <table:table-row table:style-name="ro3">
          <table:table-cell office:value-type="string" office:string-value="Scout Drone" table:formula="of:=[.A6]" table:style-name="ce8">
            <text:p>Scout Drone</text:p>
          </table:table-cell>
          <table:table-cell table:number-columns-repeated="8" table:style-name="ce10"/>
          <table:table-cell table:number-columns-repeated="16375" table:style-name="ce1"/>
        </table:table-row>
        <table:table-row table:style-name="ro3">
          <table:table-cell office:value-type="string" office:string-value="Chinook" table:formula="of:=[.A7]" table:style-name="ce8">
            <text:p>Chinook</text:p>
          </table:table-cell>
          <table:table-cell table:number-columns-repeated="8" table:style-name="ce10"/>
          <table:table-cell table:number-columns-repeated="16375" table:style-name="ce1"/>
        </table:table-row>
        <table:table-row table:style-name="ro3">
          <table:table-cell office:value-type="string" office:string-value="Combat Chinook" table:formula="of:=[.A8]" table:style-name="ce8">
            <text:p>Combat Chinook</text:p>
          </table:table-cell>
          <table:table-cell table:number-columns-repeated="8" table:style-name="ce10"/>
          <table:table-cell table:number-columns-repeated="16375" table:style-name="ce1"/>
        </table:table-row>
        <table:table-row table:style-name="ro3">
          <table:table-cell office:value-type="string" office:string-value="Collection Truck" table:formula="of:=[.A9]" table:style-name="ce8">
            <text:p>Collection Truck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Radar Van" table:formula="of:=[.A10]" table:style-name="ce8">
            <text:p>Radar Van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[Assault] Troop Crawler" table:formula="of:=[.A11]" table:style-name="ce8">
            <text:p>[Assault] Troop Crawler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Listening/Attack Outpost" table:formula="of:=[.A12]" table:style-name="ce8">
            <text:p>Listening/Attack Outpost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Humvee" table:formula="of:=[.A13]" table:style-name="ce8">
            <text:p>Humvee</text:p>
          </table:table-cell>
          <table:table-cell office:value-type="percentage" office:value="1.2" table:style-name="ce10">
            <text:p>120%</text:p>
          </table:table-cell>
          <table:table-cell office:value-type="percentage" office:value="1.2" table:style-name="ce10">
            <text:p>120%</text:p>
          </table:table-cell>
          <table:table-cell office:value-type="percentage" office:value="1.2" table:style-name="ce10">
            <text:p>120%</text:p>
          </table:table-cell>
          <table:table-cell office:value-type="percentage" office:value="1.2" table:style-name="ce10">
            <text:p>120%</text:p>
          </table:table-cell>
          <table:table-cell table:number-columns-repeated="4" table:style-name="ce10"/>
          <table:table-cell table:number-columns-repeated="16375"/>
        </table:table-row>
        <table:table-row table:style-name="ro3">
          <table:table-cell office:value-type="string" office:string-value="Ambulance" table:formula="of:=[.A14]" table:style-name="ce8">
            <text:p>Ambulance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Sentry Drone" table:formula="of:=[.A15]" table:style-name="ce8">
            <text:p>Sentry Drone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table:style-name="ce10"/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table:number-columns-repeated="16375"/>
        </table:table-row>
        <table:table-row table:style-name="ro3">
          <table:table-cell office:value-type="string" office:string-value="Combat Cycle" table:formula="of:=[.A16]" table:style-name="ce8">
            <text:p>Combat Cycle</text:p>
          </table:table-cell>
          <table:table-cell office:value-type="percentage" office:value="0.5" table:style-name="ce10">
            <text:p>50%</text:p>
          </table:table-cell>
          <table:table-cell office:value-type="percentage" office:value="0.5" table:style-name="ce10">
            <text:p>50%</text:p>
          </table:table-cell>
          <table:table-cell office:value-type="percentage" office:value="0.5" table:style-name="ce10">
            <text:p>50%</text:p>
          </table:table-cell>
          <table:table-cell office:value-type="percentage" office:value="0.5" table:style-name="ce10">
            <text:p>50%</text:p>
          </table:table-cell>
          <table:table-cell table:style-name="ce10"/>
          <table:table-cell office:value-type="percentage" office:value="0.3" table:style-name="ce10">
            <text:p>30%</text:p>
          </table:table-cell>
          <table:table-cell office:value-type="percentage" office:value="0.3" table:style-name="ce10">
            <text:p>30%</text:p>
          </table:table-cell>
          <table:table-cell office:value-type="percentage" office:value="0.3" table:style-name="ce10">
            <text:p>30%</text:p>
          </table:table-cell>
          <table:table-cell table:number-columns-repeated="16375"/>
        </table:table-row>
        <table:table-row table:style-name="ro3">
          <table:table-cell office:value-type="string" office:string-value="Combat Cycle + RPG" table:formula="of:=[.A17]" table:style-name="ce8">
            <text:p>Combat Cycle + RPG</text:p>
          </table:table-cell>
          <table:table-cell office:value-type="percentage" office:value="0.5" table:style-name="ce10">
            <text:p>50%</text:p>
          </table:table-cell>
          <table:table-cell office:value-type="percentage" office:value="0.5" table:style-name="ce10">
            <text:p>50%</text:p>
          </table:table-cell>
          <table:table-cell office:value-type="percentage" office:value="0.5" table:style-name="ce10">
            <text:p>50%</text:p>
          </table:table-cell>
          <table:table-cell office:value-type="percentage" office:value="0.5" table:style-name="ce10">
            <text:p>50%</text:p>
          </table:table-cell>
          <table:table-cell table:style-name="ce10"/>
          <table:table-cell office:value-type="percentage" office:value="0.3" table:style-name="ce10">
            <text:p>30%</text:p>
          </table:table-cell>
          <table:table-cell office:value-type="percentage" office:value="0.3" table:style-name="ce10">
            <text:p>30%</text:p>
          </table:table-cell>
          <table:table-cell office:value-type="percentage" office:value="0.3" table:style-name="ce10">
            <text:p>30%</text:p>
          </table:table-cell>
          <table:table-cell table:number-columns-repeated="16375"/>
        </table:table-row>
        <table:table-row table:style-name="ro3">
          <table:table-cell office:value-type="string" office:string-value="Combat Cycle + Terrorist" table:formula="of:=[.A18]" table:style-name="ce8">
            <text:p>Combat Cycle + Terrorist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Technical" table:formula="of:=[.A19]" table:style-name="ce8">
            <text:p>Technical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Gatling Tank" table:formula="of:=[.A20]" table:style-name="ce8">
            <text:p>Gatling Tank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Quad Cannon" table:formula="of:=[.A21]" table:style-name="ce8">
            <text:p>Quad Cannon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Toxin Tractor" table:formula="of:=[.A22]" table:style-name="ce8">
            <text:p>Toxin Tractor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Dragon Tank" table:formula="of:=[.A23]" table:style-name="ce8">
            <text:p>Dragon Tank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Scorpion" table:formula="of:=[.A24]" table:style-name="ce8">
            <text:p>Scorpion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Battle Master" table:formula="of:=[.A25]" table:style-name="ce8">
            <text:p>Battle Master</text:p>
          </table:table-cell>
          <table:table-cell office:value-type="percentage" office:value="0.7" table:style-name="ce10">
            <text:p>70%</text:p>
          </table:table-cell>
          <table:table-cell office:value-type="percentage" office:value="0.7" table:style-name="ce10">
            <text:p>70%</text:p>
          </table:table-cell>
          <table:table-cell office:value-type="percentage" office:value="0.7" table:style-name="ce10">
            <text:p>70%</text:p>
          </table:table-cell>
          <table:table-cell office:value-type="percentage" office:value="0.7" table:style-name="ce10">
            <text:p>70%</text:p>
          </table:table-cell>
          <table:table-cell table:number-columns-repeated="4" table:style-name="ce10"/>
          <table:table-cell table:number-columns-repeated="16375"/>
        </table:table-row>
        <table:table-row table:style-name="ro3">
          <table:table-cell office:value-type="string" office:string-value="Marauder" table:formula="of:=[.A26]" table:style-name="ce8">
            <text:p>Marauder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[Laser] Crusader" table:formula="of:=[.A27]" table:style-name="ce8">
            <text:p>[Laser] Crusader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Paladin" table:formula="of:=[.A28]" table:style-name="ce8">
            <text:p>Paladin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Microwave Tank" table:formula="of:=[.A29]" table:style-name="ce8">
            <text:p>Microwave Tank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[Emperor] Overlord" table:formula="of:=[.A30]" table:style-name="ce8">
            <text:p>[Emperor] Overlord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table:number-columns-repeated="4" table:style-name="ce10"/>
          <table:table-cell table:number-columns-repeated="16375"/>
        </table:table-row>
        <table:table-row table:style-name="ro3">
          <table:table-cell office:value-type="string" office:string-value="ECM" table:formula="of:=[.A31]" table:style-name="ce8">
            <text:p>ECM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Avenger" table:formula="of:=[.A32]" table:style-name="ce8">
            <text:p>Avenger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Battle Bus" table:formula="of:=[.A33]" table:style-name="ce8">
            <text:p>Battle Bus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Bomb Truck" table:formula="of:=[.A34]" table:style-name="ce8">
            <text:p>Bomb Truck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Tomahawk" table:formula="of:=[.A35]" table:style-name="ce8">
            <text:p>Tomahawk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Rocket Buggy" table:formula="of:=[.A36]" table:style-name="ce8">
            <text:p>Rocket Buggy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Scud Launcher" table:formula="of:=[.A37]" table:style-name="ce8">
            <text:p>Scud Launcher</text:p>
          </table:table-cell>
          <table:table-cell table:number-columns-repeated="5" table:style-name="ce10"/>
          <table:table-cell office:value-type="percentage" office:value="1.5" table:style-name="ce10">
            <text:p>150%</text:p>
          </table:table-cell>
          <table:table-cell office:value-type="percentage" office:value="1.5" table:style-name="ce10">
            <text:p>150%</text:p>
          </table:table-cell>
          <table:table-cell office:value-type="percentage" office:value="1.5" table:style-name="ce10">
            <text:p>150%</text:p>
          </table:table-cell>
          <table:table-cell table:number-columns-repeated="16375"/>
        </table:table-row>
        <table:table-row table:style-name="ro3">
          <table:table-cell office:value-type="string" office:string-value="Inferno Cannon" table:formula="of:=[.A38]" table:style-name="ce8">
            <text:p>Inferno Cannon</text:p>
          </table:table-cell>
          <table:table-cell table:number-columns-repeated="8" table:style-name="ce10"/>
          <table:table-cell table:number-columns-repeated="16375"/>
        </table:table-row>
        <table:table-row table:style-name="ro3">
          <table:table-cell office:value-type="string" office:string-value="Nuke Cannon" table:formula="of:=[.A39]" table:style-name="ce8">
            <text:p>Nuke Cannon</text:p>
          </table:table-cell>
          <table:table-cell table:number-columns-repeated="5" table:style-name="ce10"/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office:value-type="percentage" office:value="0.8" table:style-name="ce10">
            <text:p>80%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8" table:style-name="ce6"/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8" table:number-rows-spanned="1" table:style-name="ce12">
            <text:p>Patch Values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office:value-type="string" office:string-value="Experience Value" table:formula="of:=[.B42]" table:number-columns-spanned="4" table:number-rows-spanned="1" table:style-name="ce17">
            <text:p>Experience Value</text:p>
          </table:table-cell>
          <table:covered-table-cell table:number-columns-repeated="3"/>
          <table:table-cell office:value-type="string" office:string-value="Experience Required" table:formula="of:=[.F42]" table:number-columns-spanned="4" table:number-rows-spanned="1" table:style-name="ce17">
            <text:p>Experience Required</text:p>
          </table:table-cell>
          <table:covered-table-cell table:number-columns-repeated="3"/>
          <table:table-cell table:number-columns-repeated="16375"/>
        </table:table-row>
        <table:table-row table:style-name="ro3">
          <table:table-cell table:style-name="ce1"/>
          <table:table-cell office:value-type="string" office:string-value="Regular" table:formula="of:=[.B43]" table:style-name="ce5">
            <text:p>Regular</text:p>
          </table:table-cell>
          <table:table-cell office:value-type="string" office:string-value="Veteran" table:formula="of:=[.C43]" table:style-name="ce5">
            <text:p>Veteran</text:p>
          </table:table-cell>
          <table:table-cell office:value-type="string" office:string-value="Elite" table:formula="of:=[.D43]" table:style-name="ce5">
            <text:p>Elite</text:p>
          </table:table-cell>
          <table:table-cell office:value-type="string" office:string-value="Hero" table:formula="of:=[.E43]" table:style-name="ce5">
            <text:p>Hero</text:p>
          </table:table-cell>
          <table:table-cell office:value-type="string" office:string-value="Regular" table:formula="of:=[.F43]" table:style-name="ce5">
            <text:p>Regular</text:p>
          </table:table-cell>
          <table:table-cell office:value-type="string" office:string-value="Veteran" table:formula="of:=[.G43]" table:style-name="ce5">
            <text:p>Veteran</text:p>
          </table:table-cell>
          <table:table-cell office:value-type="string" office:string-value="Elite" table:formula="of:=[.H43]" table:style-name="ce5">
            <text:p>Elite</text:p>
          </table:table-cell>
          <table:table-cell office:value-type="string" office:string-value="Hero" table:formula="of:=[.I43]" table:style-name="ce5">
            <text:p>Hero</text:p>
          </table:table-cell>
          <table:table-cell table:number-columns-repeated="16375"/>
        </table:table-row>
        <table:table-row table:style-name="ro3">
          <table:table-cell office:value-type="string" office:string-value="Battle Drone" table:formula="of:=[.A44]" table:style-name="ce7">
            <text:p>Battle Drone</text:p>
          </table:table-cell>
          <table:table-cell office:value-type="float" office:value="10" table:formula="of:=IF([.B44]&gt;0;[.B4]*[.B44];[.B4])" table:style-name="ce2">
            <text:p>10</text:p>
          </table:table-cell>
          <table:table-cell office:value-type="float" office:value="10" table:formula="of:=IF([.C44]&gt;0;[.C4]*[.C44];[.C4])" table:style-name="ce2">
            <text:p>10</text:p>
          </table:table-cell>
          <table:table-cell office:value-type="float" office:value="10" table:formula="of:=IF([.D44]&gt;0;[.D4]*[.D44];[.D4])" table:style-name="ce2">
            <text:p>10</text:p>
          </table:table-cell>
          <table:table-cell office:value-type="float" office:value="10" table:formula="of:=IF([.E44]&gt;0;[.E4]*[.E44];[.E4])" table:style-name="ce2">
            <text:p>10</text:p>
          </table:table-cell>
          <table:table-cell office:value-type="string" office:string-value="-" table:formula="of:=IF([.F44]&gt;0;[.F4]*[.F44];[.F4])" table:style-name="ce2">
            <text:p>-</text:p>
          </table:table-cell>
          <table:table-cell office:value-type="string" office:string-value="-" table:formula="of:=IF([.G44]&gt;0;[.G4]*[.G44];[.G4])" table:style-name="ce2">
            <text:p>-</text:p>
          </table:table-cell>
          <table:table-cell office:value-type="string" office:string-value="-" table:formula="of:=IF([.H44]&gt;0;[.H4]*[.H44];[.H4])" table:style-name="ce2">
            <text:p>-</text:p>
          </table:table-cell>
          <table:table-cell office:value-type="string" office:string-value="-" table:formula="of:=IF([.I44]&gt;0;[.I4]*[.I44];[.I4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Hellfire Drone" table:formula="of:=[.A45]" table:style-name="ce7">
            <text:p>Hellfire Drone</text:p>
          </table:table-cell>
          <table:table-cell office:value-type="float" office:value="15" table:formula="of:=IF([.B45]&gt;0;[.B5]*[.B45];[.B5])+15" table:style-name="ce2">
            <text:p>15</text:p>
          </table:table-cell>
          <table:table-cell office:value-type="float" office:value="15" table:formula="of:=IF([.C45]&gt;0;[.C5]*[.C45];[.C5])+15" table:style-name="ce2">
            <text:p>15</text:p>
          </table:table-cell>
          <table:table-cell office:value-type="float" office:value="15" table:formula="of:=IF([.D45]&gt;0;[.D5]*[.D45];[.D5])+15" table:style-name="ce2">
            <text:p>15</text:p>
          </table:table-cell>
          <table:table-cell office:value-type="float" office:value="15" table:formula="of:=IF([.E45]&gt;0;[.E5]*[.E45];[.E5])+15" table:style-name="ce2">
            <text:p>15</text:p>
          </table:table-cell>
          <table:table-cell office:value-type="string" office:string-value="-" table:formula="of:=IF([.F45]&gt;0;[.F5]*[.F45];[.F5])" table:style-name="ce2">
            <text:p>-</text:p>
          </table:table-cell>
          <table:table-cell office:value-type="string" office:string-value="-" table:formula="of:=IF([.G45]&gt;0;[.G5]*[.G45];[.G5])" table:style-name="ce2">
            <text:p>-</text:p>
          </table:table-cell>
          <table:table-cell office:value-type="string" office:string-value="-" table:formula="of:=IF([.H45]&gt;0;[.H5]*[.H45];[.H5])" table:style-name="ce2">
            <text:p>-</text:p>
          </table:table-cell>
          <table:table-cell office:value-type="string" office:string-value="-" table:formula="of:=IF([.I45]&gt;0;[.I5]*[.I45];[.I5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Scout Drone" table:formula="of:=[.A46]" table:style-name="ce7">
            <text:p>Scout Drone</text:p>
          </table:table-cell>
          <table:table-cell office:value-type="float" office:value="5" table:formula="of:=IF([.B46]&gt;0;[.B6]*[.B46];[.B6])+5" table:style-name="ce2">
            <text:p>5</text:p>
          </table:table-cell>
          <table:table-cell office:value-type="float" office:value="5" table:formula="of:=IF([.C46]&gt;0;[.C6]*[.C46];[.C6])+5" table:style-name="ce2">
            <text:p>5</text:p>
          </table:table-cell>
          <table:table-cell office:value-type="float" office:value="5" table:formula="of:=IF([.D46]&gt;0;[.D6]*[.D46];[.D6])+5" table:style-name="ce2">
            <text:p>5</text:p>
          </table:table-cell>
          <table:table-cell office:value-type="float" office:value="5" table:formula="of:=IF([.E46]&gt;0;[.E6]*[.E46];[.E6])+5" table:style-name="ce2">
            <text:p>5</text:p>
          </table:table-cell>
          <table:table-cell office:value-type="string" office:string-value="-" table:formula="of:=IF([.F46]&gt;0;[.F6]*[.F46];[.F6])" table:style-name="ce2">
            <text:p>-</text:p>
          </table:table-cell>
          <table:table-cell office:value-type="string" office:string-value="-" table:formula="of:=IF([.G46]&gt;0;[.G6]*[.G46];[.G6])" table:style-name="ce2">
            <text:p>-</text:p>
          </table:table-cell>
          <table:table-cell office:value-type="string" office:string-value="-" table:formula="of:=IF([.H46]&gt;0;[.H6]*[.H46];[.H6])" table:style-name="ce2">
            <text:p>-</text:p>
          </table:table-cell>
          <table:table-cell office:value-type="string" office:string-value="-" table:formula="of:=IF([.I46]&gt;0;[.I6]*[.I46];[.I6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Chinook" table:formula="of:=[.A47]" table:style-name="ce7">
            <text:p>Chinook</text:p>
          </table:table-cell>
          <table:table-cell office:value-type="float" office:value="50" table:formula="of:=IF([.B47]&gt;0;[.B7]*[.B47];[.B7])" table:style-name="ce2">
            <text:p>50</text:p>
          </table:table-cell>
          <table:table-cell office:value-type="float" office:value="50" table:formula="of:=IF([.C47]&gt;0;[.C7]*[.C47];[.C7])" table:style-name="ce2">
            <text:p>50</text:p>
          </table:table-cell>
          <table:table-cell office:value-type="float" office:value="50" table:formula="of:=IF([.D47]&gt;0;[.D7]*[.D47];[.D7])" table:style-name="ce2">
            <text:p>50</text:p>
          </table:table-cell>
          <table:table-cell office:value-type="float" office:value="50" table:formula="of:=IF([.E47]&gt;0;[.E7]*[.E47];[.E7])" table:style-name="ce2">
            <text:p>50</text:p>
          </table:table-cell>
          <table:table-cell office:value-type="string" office:string-value="-" table:formula="of:=IF([.F47]&gt;0;[.F7]*[.F47];[.F7])" table:style-name="ce2">
            <text:p>-</text:p>
          </table:table-cell>
          <table:table-cell office:value-type="string" office:string-value="-" table:formula="of:=IF([.G47]&gt;0;[.G7]*[.G47];[.G7])" table:style-name="ce2">
            <text:p>-</text:p>
          </table:table-cell>
          <table:table-cell office:value-type="string" office:string-value="-" table:formula="of:=IF([.H47]&gt;0;[.H7]*[.H47];[.H7])" table:style-name="ce2">
            <text:p>-</text:p>
          </table:table-cell>
          <table:table-cell office:value-type="string" office:string-value="-" table:formula="of:=IF([.I47]&gt;0;[.I7]*[.I47];[.I7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Combat Chinook" table:formula="of:=[.A48]" table:style-name="ce7">
            <text:p>Combat Chinook</text:p>
          </table:table-cell>
          <table:table-cell office:value-type="float" office:value="60" table:formula="of:=IF([.B48]&gt;0;[.B8]*[.B48];[.B8])" table:style-name="ce2">
            <text:p>60</text:p>
          </table:table-cell>
          <table:table-cell office:value-type="float" office:value="60" table:formula="of:=IF([.C48]&gt;0;[.C8]*[.C48];[.C8])" table:style-name="ce2">
            <text:p>60</text:p>
          </table:table-cell>
          <table:table-cell office:value-type="float" office:value="60" table:formula="of:=IF([.D48]&gt;0;[.D8]*[.D48];[.D8])" table:style-name="ce2">
            <text:p>60</text:p>
          </table:table-cell>
          <table:table-cell office:value-type="float" office:value="60" table:formula="of:=IF([.E48]&gt;0;[.E8]*[.E48];[.E8])" table:style-name="ce2">
            <text:p>60</text:p>
          </table:table-cell>
          <table:table-cell office:value-type="string" office:string-value="-" table:formula="of:=IF([.F48]&gt;0;[.F8]*[.F48];[.F8])" table:style-name="ce2">
            <text:p>-</text:p>
          </table:table-cell>
          <table:table-cell office:value-type="string" office:string-value="-" table:formula="of:=IF([.G48]&gt;0;[.G8]*[.G48];[.G8])" table:style-name="ce2">
            <text:p>-</text:p>
          </table:table-cell>
          <table:table-cell office:value-type="string" office:string-value="-" table:formula="of:=IF([.H48]&gt;0;[.H8]*[.H48];[.H8])" table:style-name="ce2">
            <text:p>-</text:p>
          </table:table-cell>
          <table:table-cell office:value-type="string" office:string-value="-" table:formula="of:=IF([.I48]&gt;0;[.I8]*[.I48];[.I8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Collection Truck" table:formula="of:=[.A49]" table:style-name="ce7">
            <text:p>Collection Truck</text:p>
          </table:table-cell>
          <table:table-cell office:value-type="float" office:value="50" table:formula="of:=IF([.B49]&gt;0;[.B9]*[.B49];[.B9])" table:style-name="ce2">
            <text:p>50</text:p>
          </table:table-cell>
          <table:table-cell office:value-type="float" office:value="50" table:formula="of:=IF([.C49]&gt;0;[.C9]*[.C49];[.C9])" table:style-name="ce2">
            <text:p>50</text:p>
          </table:table-cell>
          <table:table-cell office:value-type="float" office:value="50" table:formula="of:=IF([.D49]&gt;0;[.D9]*[.D49];[.D9])" table:style-name="ce2">
            <text:p>50</text:p>
          </table:table-cell>
          <table:table-cell office:value-type="float" office:value="50" table:formula="of:=IF([.E49]&gt;0;[.E9]*[.E49];[.E9])" table:style-name="ce2">
            <text:p>50</text:p>
          </table:table-cell>
          <table:table-cell office:value-type="string" office:string-value="-" table:formula="of:=IF([.F49]&gt;0;[.F9]*[.F49];[.F9])" table:style-name="ce2">
            <text:p>-</text:p>
          </table:table-cell>
          <table:table-cell office:value-type="string" office:string-value="-" table:formula="of:=IF([.G49]&gt;0;[.G9]*[.G49];[.G9])" table:style-name="ce2">
            <text:p>-</text:p>
          </table:table-cell>
          <table:table-cell office:value-type="string" office:string-value="-" table:formula="of:=IF([.H49]&gt;0;[.H9]*[.H49];[.H9])" table:style-name="ce2">
            <text:p>-</text:p>
          </table:table-cell>
          <table:table-cell office:value-type="string" office:string-value="-" table:formula="of:=IF([.I49]&gt;0;[.I9]*[.I49];[.I9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Radar Van" table:formula="of:=[.A50]" table:style-name="ce7">
            <text:p>Radar Van</text:p>
          </table:table-cell>
          <table:table-cell office:value-type="float" office:value="20" table:formula="of:=IF([.B50]&gt;0;[.B10]*[.B50];[.B10])" table:style-name="ce2">
            <text:p>20</text:p>
          </table:table-cell>
          <table:table-cell office:value-type="float" office:value="20" table:formula="of:=IF([.C50]&gt;0;[.C10]*[.C50];[.C10])" table:style-name="ce2">
            <text:p>20</text:p>
          </table:table-cell>
          <table:table-cell office:value-type="float" office:value="20" table:formula="of:=IF([.D50]&gt;0;[.D10]*[.D50];[.D10])" table:style-name="ce2">
            <text:p>20</text:p>
          </table:table-cell>
          <table:table-cell office:value-type="float" office:value="20" table:formula="of:=IF([.E50]&gt;0;[.E10]*[.E50];[.E10])" table:style-name="ce2">
            <text:p>20</text:p>
          </table:table-cell>
          <table:table-cell office:value-type="string" office:string-value="-" table:formula="of:=IF([.F50]&gt;0;[.F10]*[.F50];[.F10])" table:style-name="ce2">
            <text:p>-</text:p>
          </table:table-cell>
          <table:table-cell office:value-type="string" office:string-value="-" table:formula="of:=IF([.G50]&gt;0;[.G10]*[.G50];[.G10])" table:style-name="ce2">
            <text:p>-</text:p>
          </table:table-cell>
          <table:table-cell office:value-type="string" office:string-value="-" table:formula="of:=IF([.H50]&gt;0;[.H10]*[.H50];[.H10])" table:style-name="ce2">
            <text:p>-</text:p>
          </table:table-cell>
          <table:table-cell office:value-type="string" office:string-value="-" table:formula="of:=IF([.I50]&gt;0;[.I10]*[.I50];[.I10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[Assault] Troop Crawler" table:formula="of:=[.A51]" table:style-name="ce7">
            <text:p>[Assault] Troop Crawler</text:p>
          </table:table-cell>
          <table:table-cell office:value-type="string" office:string-value="-" table:formula="of:=IF([.B51]&gt;0;[.B11]*[.B51];[.B11])" table:style-name="ce2">
            <text:p>-</text:p>
          </table:table-cell>
          <table:table-cell office:value-type="string" office:string-value="-" table:formula="of:=IF([.C51]&gt;0;[.C11]*[.C51];[.C11])" table:style-name="ce2">
            <text:p>-</text:p>
          </table:table-cell>
          <table:table-cell office:value-type="string" office:string-value="-" table:formula="of:=IF([.D51]&gt;0;[.D11]*[.D51];[.D11])" table:style-name="ce2">
            <text:p>-</text:p>
          </table:table-cell>
          <table:table-cell office:value-type="string" office:string-value="-" table:formula="of:=IF([.E51]&gt;0;[.E11]*[.E51];[.E11])" table:style-name="ce2">
            <text:p>-</text:p>
          </table:table-cell>
          <table:table-cell office:value-type="string" office:string-value="-" table:formula="of:=IF([.F51]&gt;0;[.F11]*[.F51];[.F11])" table:style-name="ce2">
            <text:p>-</text:p>
          </table:table-cell>
          <table:table-cell office:value-type="string" office:string-value="-" table:formula="of:=IF([.G51]&gt;0;[.G11]*[.G51];[.G11])" table:style-name="ce2">
            <text:p>-</text:p>
          </table:table-cell>
          <table:table-cell office:value-type="string" office:string-value="-" table:formula="of:=IF([.H51]&gt;0;[.H11]*[.H51];[.H11])" table:style-name="ce2">
            <text:p>-</text:p>
          </table:table-cell>
          <table:table-cell office:value-type="string" office:string-value="-" table:formula="of:=IF([.I51]&gt;0;[.I11]*[.I51];[.I11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Listening/Attack Outpost" table:formula="of:=[.A52]" table:style-name="ce7">
            <text:p>Listening/Attack Outpost</text:p>
          </table:table-cell>
          <table:table-cell office:value-type="string" office:string-value="-" table:formula="of:=IF([.B52]&gt;0;[.B12]*[.B52];[.B12])" table:style-name="ce2">
            <text:p>-</text:p>
          </table:table-cell>
          <table:table-cell office:value-type="string" office:string-value="-" table:formula="of:=IF([.C52]&gt;0;[.C12]*[.C52];[.C12])" table:style-name="ce2">
            <text:p>-</text:p>
          </table:table-cell>
          <table:table-cell office:value-type="string" office:string-value="-" table:formula="of:=IF([.D52]&gt;0;[.D12]*[.D52];[.D12])" table:style-name="ce2">
            <text:p>-</text:p>
          </table:table-cell>
          <table:table-cell office:value-type="string" office:string-value="-" table:formula="of:=IF([.E52]&gt;0;[.E12]*[.E52];[.E12])" table:style-name="ce2">
            <text:p>-</text:p>
          </table:table-cell>
          <table:table-cell office:value-type="string" office:string-value="-" table:formula="of:=IF([.F52]&gt;0;[.F12]*[.F52];[.F12])" table:style-name="ce2">
            <text:p>-</text:p>
          </table:table-cell>
          <table:table-cell office:value-type="string" office:string-value="-" table:formula="of:=IF([.G52]&gt;0;[.G12]*[.G52];[.G12])" table:style-name="ce2">
            <text:p>-</text:p>
          </table:table-cell>
          <table:table-cell office:value-type="string" office:string-value="-" table:formula="of:=IF([.H52]&gt;0;[.H12]*[.H52];[.H12])" table:style-name="ce2">
            <text:p>-</text:p>
          </table:table-cell>
          <table:table-cell office:value-type="string" office:string-value="-" table:formula="of:=IF([.I52]&gt;0;[.I12]*[.I52];[.I12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Humvee" table:formula="of:=[.A53]" table:style-name="ce7">
            <text:p>Humvee</text:p>
          </table:table-cell>
          <table:table-cell office:value-type="float" office:value="60" table:formula="of:=IF([.B53]&gt;0;[.B13]*[.B53];[.B13])" table:style-name="ce2">
            <text:p>60</text:p>
          </table:table-cell>
          <table:table-cell office:value-type="float" office:value="60" table:formula="of:=IF([.C53]&gt;0;[.C13]*[.C53];[.C13])" table:style-name="ce2">
            <text:p>60</text:p>
          </table:table-cell>
          <table:table-cell office:value-type="float" office:value="120" table:formula="of:=IF([.D53]&gt;0;[.D13]*[.D53];[.D13])" table:style-name="ce2">
            <text:p>120</text:p>
          </table:table-cell>
          <table:table-cell office:value-type="float" office:value="180" table:formula="of:=IF([.E53]&gt;0;[.E13]*[.E53];[.E13])" table:style-name="ce2">
            <text:p>180</text:p>
          </table:table-cell>
          <table:table-cell office:value-type="float" office:value="0" table:formula="of:=IF([.F53]&gt;0;[.F13]*[.F53];[.F13])" table:style-name="ce2">
            <text:p>0</text:p>
          </table:table-cell>
          <table:table-cell office:value-type="float" office:value="100" table:formula="of:=IF([.G53]&gt;0;[.G13]*[.G53];[.G13])" table:style-name="ce2">
            <text:p>100</text:p>
          </table:table-cell>
          <table:table-cell office:value-type="float" office:value="150" table:formula="of:=IF([.H53]&gt;0;[.H13]*[.H53];[.H13])" table:style-name="ce2">
            <text:p>150</text:p>
          </table:table-cell>
          <table:table-cell office:value-type="float" office:value="300" table:formula="of:=IF([.I53]&gt;0;[.I13]*[.I53];[.I13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Ambulance" table:formula="of:=[.A54]" table:style-name="ce7">
            <text:p>Ambulance</text:p>
          </table:table-cell>
          <table:table-cell office:value-type="float" office:value="50" table:formula="of:=IF([.B54]&gt;0;[.B14]*[.B54];[.B14])" table:style-name="ce2">
            <text:p>50</text:p>
          </table:table-cell>
          <table:table-cell office:value-type="float" office:value="50" table:formula="of:=IF([.C54]&gt;0;[.C14]*[.C54];[.C14])" table:style-name="ce2">
            <text:p>50</text:p>
          </table:table-cell>
          <table:table-cell office:value-type="float" office:value="50" table:formula="of:=IF([.D54]&gt;0;[.D14]*[.D54];[.D14])" table:style-name="ce2">
            <text:p>50</text:p>
          </table:table-cell>
          <table:table-cell office:value-type="float" office:value="50" table:formula="of:=IF([.E54]&gt;0;[.E14]*[.E54];[.E14])" table:style-name="ce2">
            <text:p>50</text:p>
          </table:table-cell>
          <table:table-cell office:value-type="string" office:string-value="-" table:formula="of:=IF([.F54]&gt;0;[.F14]*[.F54];[.F14])" table:style-name="ce2">
            <text:p>-</text:p>
          </table:table-cell>
          <table:table-cell office:value-type="string" office:string-value="-" table:formula="of:=IF([.G54]&gt;0;[.G14]*[.G54];[.G14])" table:style-name="ce2">
            <text:p>-</text:p>
          </table:table-cell>
          <table:table-cell office:value-type="string" office:string-value="-" table:formula="of:=IF([.H54]&gt;0;[.H14]*[.H54];[.H14])" table:style-name="ce2">
            <text:p>-</text:p>
          </table:table-cell>
          <table:table-cell office:value-type="string" office:string-value="-" table:formula="of:=IF([.I54]&gt;0;[.I14]*[.I54];[.I14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Sentry Drone" table:formula="of:=[.A55]" table:style-name="ce7">
            <text:p>Sentry Drone</text:p>
          </table:table-cell>
          <table:table-cell office:value-type="float" office:value="40" table:formula="of:=IF([.B55]&gt;0;[.B15]*[.B55];[.B15])" table:style-name="ce2">
            <text:p>40</text:p>
          </table:table-cell>
          <table:table-cell office:value-type="float" office:value="40" table:formula="of:=IF([.C55]&gt;0;[.C15]*[.C55];[.C15])" table:style-name="ce2">
            <text:p>40</text:p>
          </table:table-cell>
          <table:table-cell office:value-type="float" office:value="80" table:formula="of:=IF([.D55]&gt;0;[.D15]*[.D55];[.D15])" table:style-name="ce2">
            <text:p>80</text:p>
          </table:table-cell>
          <table:table-cell office:value-type="float" office:value="120" table:formula="of:=IF([.E55]&gt;0;[.E15]*[.E55];[.E15])" table:style-name="ce2">
            <text:p>120</text:p>
          </table:table-cell>
          <table:table-cell office:value-type="float" office:value="0" table:formula="of:=IF([.F55]&gt;0;[.F15]*[.F55];[.F15])" table:style-name="ce2">
            <text:p>0</text:p>
          </table:table-cell>
          <table:table-cell office:value-type="float" office:value="80" table:formula="of:=IF([.G55]&gt;0;[.G15]*[.G55];[.G15])" table:style-name="ce2">
            <text:p>80</text:p>
          </table:table-cell>
          <table:table-cell office:value-type="float" office:value="120" table:formula="of:=IF([.H55]&gt;0;[.H15]*[.H55];[.H15])" table:style-name="ce2">
            <text:p>120</text:p>
          </table:table-cell>
          <table:table-cell office:value-type="float" office:value="240" table:formula="of:=IF([.I55]&gt;0;[.I15]*[.I55];[.I15])" table:style-name="ce2">
            <text:p>240</text:p>
          </table:table-cell>
          <table:table-cell table:number-columns-repeated="16375"/>
        </table:table-row>
        <table:table-row table:style-name="ro3">
          <table:table-cell office:value-type="string" office:string-value="Combat Cycle" table:formula="of:=[.A56]" table:style-name="ce7">
            <text:p>Combat Cycle</text:p>
          </table:table-cell>
          <table:table-cell office:value-type="float" office:value="25" table:formula="of:=IF([.B56]&gt;0;[.B16]*[.B56];[.B16])" table:style-name="ce2">
            <text:p>25</text:p>
          </table:table-cell>
          <table:table-cell office:value-type="float" office:value="25" table:formula="of:=IF([.C56]&gt;0;[.C16]*[.C56];[.C16])" table:style-name="ce2">
            <text:p>25</text:p>
          </table:table-cell>
          <table:table-cell office:value-type="float" office:value="50" table:formula="of:=IF([.D56]&gt;0;[.D16]*[.D56];[.D16])" table:style-name="ce2">
            <text:p>50</text:p>
          </table:table-cell>
          <table:table-cell office:value-type="float" office:value="75" table:formula="of:=IF([.E56]&gt;0;[.E16]*[.E56];[.E16])" table:style-name="ce2">
            <text:p>75</text:p>
          </table:table-cell>
          <table:table-cell office:value-type="float" office:value="0" table:formula="of:=IF([.F56]&gt;0;[.F16]*[.F56];[.F16])" table:style-name="ce2">
            <text:p>0</text:p>
          </table:table-cell>
          <table:table-cell office:value-type="float" office:value="60" table:formula="of:=IF([.G56]&gt;0;[.G16]*[.G56];[.G16])" table:style-name="ce2">
            <text:p>60</text:p>
          </table:table-cell>
          <table:table-cell office:value-type="float" office:value="120" table:formula="of:=IF([.H56]&gt;0;[.H16]*[.H56];[.H16])" table:style-name="ce2">
            <text:p>120</text:p>
          </table:table-cell>
          <table:table-cell office:value-type="float" office:value="240" table:formula="of:=IF([.I56]&gt;0;[.I16]*[.I56];[.I16])" table:style-name="ce2">
            <text:p>240</text:p>
          </table:table-cell>
          <table:table-cell table:number-columns-repeated="16375"/>
        </table:table-row>
        <table:table-row table:style-name="ro3">
          <table:table-cell office:value-type="string" office:string-value="Combat Cycle + RPG" table:formula="of:=[.A57]" table:style-name="ce7">
            <text:p>Combat Cycle + RPG</text:p>
          </table:table-cell>
          <table:table-cell office:value-type="float" office:value="25" table:formula="of:=IF([.B57]&gt;0;[.B17]*[.B57];[.B17])" table:style-name="ce2">
            <text:p>25</text:p>
          </table:table-cell>
          <table:table-cell office:value-type="float" office:value="25" table:formula="of:=IF([.C57]&gt;0;[.C17]*[.C57];[.C17])" table:style-name="ce2">
            <text:p>25</text:p>
          </table:table-cell>
          <table:table-cell office:value-type="float" office:value="50" table:formula="of:=IF([.D57]&gt;0;[.D17]*[.D57];[.D17])" table:style-name="ce2">
            <text:p>50</text:p>
          </table:table-cell>
          <table:table-cell office:value-type="float" office:value="75" table:formula="of:=IF([.E57]&gt;0;[.E17]*[.E57];[.E17])" table:style-name="ce2">
            <text:p>75</text:p>
          </table:table-cell>
          <table:table-cell office:value-type="float" office:value="0" table:formula="of:=IF([.F57]&gt;0;[.F17]*[.F57];[.F17])" table:style-name="ce2">
            <text:p>0</text:p>
          </table:table-cell>
          <table:table-cell office:value-type="float" office:value="60" table:formula="of:=IF([.G57]&gt;0;[.G17]*[.G57];[.G17])" table:style-name="ce2">
            <text:p>60</text:p>
          </table:table-cell>
          <table:table-cell office:value-type="float" office:value="120" table:formula="of:=IF([.H57]&gt;0;[.H17]*[.H57];[.H17])" table:style-name="ce2">
            <text:p>120</text:p>
          </table:table-cell>
          <table:table-cell office:value-type="float" office:value="240" table:formula="of:=IF([.I57]&gt;0;[.I17]*[.I57];[.I17])" table:style-name="ce2">
            <text:p>240</text:p>
          </table:table-cell>
          <table:table-cell table:number-columns-repeated="16375"/>
        </table:table-row>
        <table:table-row table:style-name="ro3">
          <table:table-cell office:value-type="string" office:string-value="Combat Cycle + Terrorist" table:formula="of:=[.A58]" table:style-name="ce7">
            <text:p>Combat Cycle + Terrorist</text:p>
          </table:table-cell>
          <table:table-cell office:value-type="float" office:value="50" table:formula="of:=IF([.B58]&gt;0;[.B18]*[.B58];[.B18])" table:style-name="ce2">
            <text:p>50</text:p>
          </table:table-cell>
          <table:table-cell office:value-type="float" office:value="50" table:formula="of:=IF([.C58]&gt;0;[.C18]*[.C58];[.C18])" table:style-name="ce2">
            <text:p>50</text:p>
          </table:table-cell>
          <table:table-cell office:value-type="float" office:value="100" table:formula="of:=IF([.D58]&gt;0;[.D18]*[.D58];[.D18])" table:style-name="ce2">
            <text:p>100</text:p>
          </table:table-cell>
          <table:table-cell office:value-type="float" office:value="150" table:formula="of:=IF([.E58]&gt;0;[.E18]*[.E58];[.E18])" table:style-name="ce2">
            <text:p>150</text:p>
          </table:table-cell>
          <table:table-cell office:value-type="float" office:value="0" table:formula="of:=IF([.F58]&gt;0;[.F18]*[.F58];[.F18])" table:style-name="ce2">
            <text:p>0</text:p>
          </table:table-cell>
          <table:table-cell office:value-type="float" office:value="200" table:formula="of:=IF([.G58]&gt;0;[.G18]*[.G58];[.G18])" table:style-name="ce2">
            <text:p>200</text:p>
          </table:table-cell>
          <table:table-cell office:value-type="float" office:value="400" table:formula="of:=IF([.H58]&gt;0;[.H18]*[.H58];[.H18])" table:style-name="ce2">
            <text:p>400</text:p>
          </table:table-cell>
          <table:table-cell office:value-type="float" office:value="800" table:formula="of:=IF([.I58]&gt;0;[.I18]*[.I58];[.I18])" table:style-name="ce2">
            <text:p>800</text:p>
          </table:table-cell>
          <table:table-cell table:number-columns-repeated="16375"/>
        </table:table-row>
        <table:table-row table:style-name="ro3">
          <table:table-cell office:value-type="string" office:string-value="Technical" table:formula="of:=[.A59]" table:style-name="ce7">
            <text:p>Technical</text:p>
          </table:table-cell>
          <table:table-cell office:value-type="float" office:value="25" table:formula="of:=IF([.B59]&gt;0;[.B19]*[.B59];[.B19])" table:style-name="ce2">
            <text:p>25</text:p>
          </table:table-cell>
          <table:table-cell office:value-type="float" office:value="25" table:formula="of:=IF([.C59]&gt;0;[.C19]*[.C59];[.C19])" table:style-name="ce2">
            <text:p>25</text:p>
          </table:table-cell>
          <table:table-cell office:value-type="float" office:value="50" table:formula="of:=IF([.D59]&gt;0;[.D19]*[.D59];[.D19])" table:style-name="ce2">
            <text:p>50</text:p>
          </table:table-cell>
          <table:table-cell office:value-type="float" office:value="100" table:formula="of:=IF([.E59]&gt;0;[.E19]*[.E59];[.E19])" table:style-name="ce2">
            <text:p>100</text:p>
          </table:table-cell>
          <table:table-cell office:value-type="float" office:value="0" table:formula="of:=IF([.F59]&gt;0;[.F19]*[.F59];[.F19])" table:style-name="ce2">
            <text:p>0</text:p>
          </table:table-cell>
          <table:table-cell office:value-type="float" office:value="50" table:formula="of:=IF([.G59]&gt;0;[.G19]*[.G59];[.G19])" table:style-name="ce2">
            <text:p>50</text:p>
          </table:table-cell>
          <table:table-cell office:value-type="float" office:value="75" table:formula="of:=IF([.H59]&gt;0;[.H19]*[.H59];[.H19])" table:style-name="ce2">
            <text:p>75</text:p>
          </table:table-cell>
          <table:table-cell office:value-type="float" office:value="150" table:formula="of:=IF([.I59]&gt;0;[.I19]*[.I59];[.I19])" table:style-name="ce2">
            <text:p>150</text:p>
          </table:table-cell>
          <table:table-cell table:number-columns-repeated="16375"/>
        </table:table-row>
        <table:table-row table:style-name="ro3">
          <table:table-cell office:value-type="string" office:string-value="Gatling Tank" table:formula="of:=[.A60]" table:style-name="ce7">
            <text:p>Gatling Tank</text:p>
          </table:table-cell>
          <table:table-cell office:value-type="float" office:value="50" table:formula="of:=IF([.B60]&gt;0;[.B20]*[.B60];[.B20])" table:style-name="ce2">
            <text:p>50</text:p>
          </table:table-cell>
          <table:table-cell office:value-type="float" office:value="50" table:formula="of:=IF([.C60]&gt;0;[.C20]*[.C60];[.C20])" table:style-name="ce2">
            <text:p>50</text:p>
          </table:table-cell>
          <table:table-cell office:value-type="float" office:value="100" table:formula="of:=IF([.D60]&gt;0;[.D20]*[.D60];[.D20])" table:style-name="ce2">
            <text:p>100</text:p>
          </table:table-cell>
          <table:table-cell office:value-type="float" office:value="150" table:formula="of:=IF([.E60]&gt;0;[.E20]*[.E60];[.E20])" table:style-name="ce2">
            <text:p>150</text:p>
          </table:table-cell>
          <table:table-cell office:value-type="float" office:value="0" table:formula="of:=IF([.F60]&gt;0;[.F20]*[.F60];[.F20])" table:style-name="ce2">
            <text:p>0</text:p>
          </table:table-cell>
          <table:table-cell office:value-type="float" office:value="80" table:formula="of:=IF([.G60]&gt;0;[.G20]*[.G60];[.G20])" table:style-name="ce2">
            <text:p>80</text:p>
          </table:table-cell>
          <table:table-cell office:value-type="float" office:value="200" table:formula="of:=IF([.H60]&gt;0;[.H20]*[.H60];[.H20])" table:style-name="ce2">
            <text:p>200</text:p>
          </table:table-cell>
          <table:table-cell office:value-type="float" office:value="300" table:formula="of:=IF([.I60]&gt;0;[.I20]*[.I60];[.I20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Quad Cannon" table:formula="of:=[.A61]" table:style-name="ce7">
            <text:p>Quad Cannon</text:p>
          </table:table-cell>
          <table:table-cell office:value-type="float" office:value="50" table:formula="of:=IF([.B61]&gt;0;[.B21]*[.B61];[.B21])" table:style-name="ce2">
            <text:p>50</text:p>
          </table:table-cell>
          <table:table-cell office:value-type="float" office:value="50" table:formula="of:=IF([.C61]&gt;0;[.C21]*[.C61];[.C21])" table:style-name="ce2">
            <text:p>50</text:p>
          </table:table-cell>
          <table:table-cell office:value-type="float" office:value="100" table:formula="of:=IF([.D61]&gt;0;[.D21]*[.D61];[.D21])" table:style-name="ce2">
            <text:p>100</text:p>
          </table:table-cell>
          <table:table-cell office:value-type="float" office:value="150" table:formula="of:=IF([.E61]&gt;0;[.E21]*[.E61];[.E21])" table:style-name="ce2">
            <text:p>150</text:p>
          </table:table-cell>
          <table:table-cell office:value-type="float" office:value="0" table:formula="of:=IF([.F61]&gt;0;[.F21]*[.F61];[.F21])" table:style-name="ce2">
            <text:p>0</text:p>
          </table:table-cell>
          <table:table-cell office:value-type="float" office:value="100" table:formula="of:=IF([.G61]&gt;0;[.G21]*[.G61];[.G21])" table:style-name="ce2">
            <text:p>100</text:p>
          </table:table-cell>
          <table:table-cell office:value-type="float" office:value="150" table:formula="of:=IF([.H61]&gt;0;[.H21]*[.H61];[.H21])" table:style-name="ce2">
            <text:p>150</text:p>
          </table:table-cell>
          <table:table-cell office:value-type="float" office:value="300" table:formula="of:=IF([.I61]&gt;0;[.I21]*[.I61];[.I21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Toxin Tractor" table:formula="of:=[.A62]" table:style-name="ce7">
            <text:p>Toxin Tractor</text:p>
          </table:table-cell>
          <table:table-cell office:value-type="float" office:value="50" table:formula="of:=IF([.B62]&gt;0;[.B22]*[.B62];[.B22])" table:style-name="ce2">
            <text:p>50</text:p>
          </table:table-cell>
          <table:table-cell office:value-type="float" office:value="50" table:formula="of:=IF([.C62]&gt;0;[.C22]*[.C62];[.C22])" table:style-name="ce2">
            <text:p>50</text:p>
          </table:table-cell>
          <table:table-cell office:value-type="float" office:value="100" table:formula="of:=IF([.D62]&gt;0;[.D22]*[.D62];[.D22])" table:style-name="ce2">
            <text:p>100</text:p>
          </table:table-cell>
          <table:table-cell office:value-type="float" office:value="150" table:formula="of:=IF([.E62]&gt;0;[.E22]*[.E62];[.E22])" table:style-name="ce2">
            <text:p>150</text:p>
          </table:table-cell>
          <table:table-cell office:value-type="float" office:value="0" table:formula="of:=IF([.F62]&gt;0;[.F22]*[.F62];[.F22])" table:style-name="ce2">
            <text:p>0</text:p>
          </table:table-cell>
          <table:table-cell office:value-type="float" office:value="100" table:formula="of:=IF([.G62]&gt;0;[.G22]*[.G62];[.G22])" table:style-name="ce2">
            <text:p>100</text:p>
          </table:table-cell>
          <table:table-cell office:value-type="float" office:value="150" table:formula="of:=IF([.H62]&gt;0;[.H22]*[.H62];[.H22])" table:style-name="ce2">
            <text:p>150</text:p>
          </table:table-cell>
          <table:table-cell office:value-type="float" office:value="300" table:formula="of:=IF([.I62]&gt;0;[.I22]*[.I62];[.I22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Dragon Tank" table:formula="of:=[.A63]" table:style-name="ce7">
            <text:p>Dragon Tank</text:p>
          </table:table-cell>
          <table:table-cell office:value-type="float" office:value="50" table:formula="of:=IF([.B63]&gt;0;[.B23]*[.B63];[.B23])" table:style-name="ce2">
            <text:p>50</text:p>
          </table:table-cell>
          <table:table-cell office:value-type="float" office:value="50" table:formula="of:=IF([.C63]&gt;0;[.C23]*[.C63];[.C23])" table:style-name="ce2">
            <text:p>50</text:p>
          </table:table-cell>
          <table:table-cell office:value-type="float" office:value="100" table:formula="of:=IF([.D63]&gt;0;[.D23]*[.D63];[.D23])" table:style-name="ce2">
            <text:p>100</text:p>
          </table:table-cell>
          <table:table-cell office:value-type="float" office:value="150" table:formula="of:=IF([.E63]&gt;0;[.E23]*[.E63];[.E23])" table:style-name="ce2">
            <text:p>150</text:p>
          </table:table-cell>
          <table:table-cell office:value-type="float" office:value="0" table:formula="of:=IF([.F63]&gt;0;[.F23]*[.F63];[.F23])" table:style-name="ce2">
            <text:p>0</text:p>
          </table:table-cell>
          <table:table-cell office:value-type="float" office:value="80" table:formula="of:=IF([.G63]&gt;0;[.G23]*[.G63];[.G23])" table:style-name="ce2">
            <text:p>80</text:p>
          </table:table-cell>
          <table:table-cell office:value-type="float" office:value="200" table:formula="of:=IF([.H63]&gt;0;[.H23]*[.H63];[.H23])" table:style-name="ce2">
            <text:p>200</text:p>
          </table:table-cell>
          <table:table-cell office:value-type="float" office:value="300" table:formula="of:=IF([.I63]&gt;0;[.I23]*[.I63];[.I23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Scorpion" table:formula="of:=[.A64]" table:style-name="ce7">
            <text:p>Scorpion</text:p>
          </table:table-cell>
          <table:table-cell office:value-type="float" office:value="60" table:formula="of:=IF([.B64]&gt;0;[.B24]*[.B64];[.B24])" table:style-name="ce2">
            <text:p>60</text:p>
          </table:table-cell>
          <table:table-cell office:value-type="float" office:value="60" table:formula="of:=IF([.C64]&gt;0;[.C24]*[.C64];[.C24])" table:style-name="ce2">
            <text:p>60</text:p>
          </table:table-cell>
          <table:table-cell office:value-type="float" office:value="120" table:formula="of:=IF([.D64]&gt;0;[.D24]*[.D64];[.D24])" table:style-name="ce2">
            <text:p>120</text:p>
          </table:table-cell>
          <table:table-cell office:value-type="float" office:value="200" table:formula="of:=IF([.E64]&gt;0;[.E24]*[.E64];[.E24])" table:style-name="ce2">
            <text:p>200</text:p>
          </table:table-cell>
          <table:table-cell office:value-type="float" office:value="0" table:formula="of:=IF([.F64]&gt;0;[.F24]*[.F64];[.F24])" table:style-name="ce2">
            <text:p>0</text:p>
          </table:table-cell>
          <table:table-cell office:value-type="float" office:value="100" table:formula="of:=IF([.G64]&gt;0;[.G24]*[.G64];[.G24])" table:style-name="ce2">
            <text:p>100</text:p>
          </table:table-cell>
          <table:table-cell office:value-type="float" office:value="200" table:formula="of:=IF([.H64]&gt;0;[.H24]*[.H64];[.H24])" table:style-name="ce2">
            <text:p>200</text:p>
          </table:table-cell>
          <table:table-cell office:value-type="float" office:value="400" table:formula="of:=IF([.I64]&gt;0;[.I24]*[.I64];[.I24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Battle Master" table:formula="of:=[.A65]" table:style-name="ce7">
            <text:p>Battle Master</text:p>
          </table:table-cell>
          <table:table-cell office:value-type="float" office:value="70" table:formula="of:=IF([.B65]&gt;0;[.B25]*[.B65];[.B25])" table:style-name="ce2">
            <text:p>70</text:p>
          </table:table-cell>
          <table:table-cell office:value-type="float" office:value="70" table:formula="of:=IF([.C65]&gt;0;[.C25]*[.C65];[.C25])" table:style-name="ce2">
            <text:p>70</text:p>
          </table:table-cell>
          <table:table-cell office:value-type="float" office:value="140" table:formula="of:=IF([.D65]&gt;0;[.D25]*[.D65];[.D25])" table:style-name="ce2">
            <text:p>140</text:p>
          </table:table-cell>
          <table:table-cell office:value-type="float" office:value="280" table:formula="of:=IF([.E65]&gt;0;[.E25]*[.E65];[.E25])" table:style-name="ce2">
            <text:p>280</text:p>
          </table:table-cell>
          <table:table-cell office:value-type="float" office:value="0" table:formula="of:=IF([.F65]&gt;0;[.F25]*[.F65];[.F25])" table:style-name="ce2">
            <text:p>0</text:p>
          </table:table-cell>
          <table:table-cell office:value-type="float" office:value="200" table:formula="of:=IF([.G65]&gt;0;[.G25]*[.G65];[.G25])" table:style-name="ce2">
            <text:p>200</text:p>
          </table:table-cell>
          <table:table-cell office:value-type="float" office:value="300" table:formula="of:=IF([.H65]&gt;0;[.H25]*[.H65];[.H25])" table:style-name="ce2">
            <text:p>300</text:p>
          </table:table-cell>
          <table:table-cell office:value-type="float" office:value="600" table:formula="of:=IF([.I65]&gt;0;[.I25]*[.I65];[.I25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Marauder" table:formula="of:=[.A66]" table:style-name="ce7">
            <text:p>Marauder</text:p>
          </table:table-cell>
          <table:table-cell office:value-type="float" office:value="100" table:formula="of:=IF([.B66]&gt;0;[.B26]*[.B66];[.B26])" table:style-name="ce2">
            <text:p>100</text:p>
          </table:table-cell>
          <table:table-cell office:value-type="float" office:value="100" table:formula="of:=IF([.C66]&gt;0;[.C26]*[.C66];[.C26])" table:style-name="ce2">
            <text:p>100</text:p>
          </table:table-cell>
          <table:table-cell office:value-type="float" office:value="200" table:formula="of:=IF([.D66]&gt;0;[.D26]*[.D66];[.D26])" table:style-name="ce2">
            <text:p>200</text:p>
          </table:table-cell>
          <table:table-cell office:value-type="float" office:value="300" table:formula="of:=IF([.E66]&gt;0;[.E26]*[.E66];[.E26])" table:style-name="ce2">
            <text:p>300</text:p>
          </table:table-cell>
          <table:table-cell office:value-type="float" office:value="0" table:formula="of:=IF([.F66]&gt;0;[.F26]*[.F66];[.F26])" table:style-name="ce2">
            <text:p>0</text:p>
          </table:table-cell>
          <table:table-cell office:value-type="float" office:value="200" table:formula="of:=IF([.G66]&gt;0;[.G26]*[.G66];[.G26])" table:style-name="ce2">
            <text:p>200</text:p>
          </table:table-cell>
          <table:table-cell office:value-type="float" office:value="300" table:formula="of:=IF([.H66]&gt;0;[.H26]*[.H66];[.H26])" table:style-name="ce2">
            <text:p>300</text:p>
          </table:table-cell>
          <table:table-cell office:value-type="float" office:value="600" table:formula="of:=IF([.I66]&gt;0;[.I26]*[.I66];[.I26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[Laser] Crusader" table:formula="of:=[.A67]" table:style-name="ce7">
            <text:p>[Laser] Crusader</text:p>
          </table:table-cell>
          <table:table-cell office:value-type="float" office:value="100" table:formula="of:=IF([.B67]&gt;0;[.B27]*[.B67];[.B27])" table:style-name="ce2">
            <text:p>100</text:p>
          </table:table-cell>
          <table:table-cell office:value-type="float" office:value="100" table:formula="of:=IF([.C67]&gt;0;[.C27]*[.C67];[.C27])" table:style-name="ce2">
            <text:p>100</text:p>
          </table:table-cell>
          <table:table-cell office:value-type="float" office:value="200" table:formula="of:=IF([.D67]&gt;0;[.D27]*[.D67];[.D27])" table:style-name="ce2">
            <text:p>200</text:p>
          </table:table-cell>
          <table:table-cell office:value-type="float" office:value="400" table:formula="of:=IF([.E67]&gt;0;[.E27]*[.E67];[.E27])" table:style-name="ce2">
            <text:p>400</text:p>
          </table:table-cell>
          <table:table-cell office:value-type="float" office:value="0" table:formula="of:=IF([.F67]&gt;0;[.F27]*[.F67];[.F27])" table:style-name="ce2">
            <text:p>0</text:p>
          </table:table-cell>
          <table:table-cell office:value-type="float" office:value="200" table:formula="of:=IF([.G67]&gt;0;[.G27]*[.G67];[.G27])" table:style-name="ce2">
            <text:p>200</text:p>
          </table:table-cell>
          <table:table-cell office:value-type="float" office:value="300" table:formula="of:=IF([.H67]&gt;0;[.H27]*[.H67];[.H27])" table:style-name="ce2">
            <text:p>300</text:p>
          </table:table-cell>
          <table:table-cell office:value-type="float" office:value="600" table:formula="of:=IF([.I67]&gt;0;[.I27]*[.I67];[.I27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Paladin" table:formula="of:=[.A68]" table:style-name="ce7">
            <text:p>Paladin</text:p>
          </table:table-cell>
          <table:table-cell office:value-type="float" office:value="100" table:formula="of:=IF([.B68]&gt;0;[.B28]*[.B68];[.B28])" table:style-name="ce2">
            <text:p>100</text:p>
          </table:table-cell>
          <table:table-cell office:value-type="float" office:value="100" table:formula="of:=IF([.C68]&gt;0;[.C28]*[.C68];[.C28])" table:style-name="ce2">
            <text:p>100</text:p>
          </table:table-cell>
          <table:table-cell office:value-type="float" office:value="200" table:formula="of:=IF([.D68]&gt;0;[.D28]*[.D68];[.D28])" table:style-name="ce2">
            <text:p>200</text:p>
          </table:table-cell>
          <table:table-cell office:value-type="float" office:value="400" table:formula="of:=IF([.E68]&gt;0;[.E28]*[.E68];[.E28])" table:style-name="ce2">
            <text:p>400</text:p>
          </table:table-cell>
          <table:table-cell office:value-type="float" office:value="0" table:formula="of:=IF([.F68]&gt;0;[.F28]*[.F68];[.F28])" table:style-name="ce2">
            <text:p>0</text:p>
          </table:table-cell>
          <table:table-cell office:value-type="float" office:value="200" table:formula="of:=IF([.G68]&gt;0;[.G28]*[.G68];[.G28])" table:style-name="ce2">
            <text:p>200</text:p>
          </table:table-cell>
          <table:table-cell office:value-type="float" office:value="300" table:formula="of:=IF([.H68]&gt;0;[.H28]*[.H68];[.H28])" table:style-name="ce2">
            <text:p>300</text:p>
          </table:table-cell>
          <table:table-cell office:value-type="float" office:value="600" table:formula="of:=IF([.I68]&gt;0;[.I28]*[.I68];[.I28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Microwave Tank" table:formula="of:=[.A69]" table:style-name="ce7">
            <text:p>Microwave Tank</text:p>
          </table:table-cell>
          <table:table-cell office:value-type="float" office:value="100" table:formula="of:=IF([.B69]&gt;0;[.B29]*[.B69];[.B29])" table:style-name="ce2">
            <text:p>100</text:p>
          </table:table-cell>
          <table:table-cell office:value-type="float" office:value="100" table:formula="of:=IF([.C69]&gt;0;[.C29]*[.C69];[.C29])" table:style-name="ce2">
            <text:p>100</text:p>
          </table:table-cell>
          <table:table-cell office:value-type="float" office:value="200" table:formula="of:=IF([.D69]&gt;0;[.D29]*[.D69];[.D29])" table:style-name="ce2">
            <text:p>200</text:p>
          </table:table-cell>
          <table:table-cell office:value-type="float" office:value="400" table:formula="of:=IF([.E69]&gt;0;[.E29]*[.E69];[.E29])" table:style-name="ce2">
            <text:p>400</text:p>
          </table:table-cell>
          <table:table-cell office:value-type="float" office:value="0" table:formula="of:=IF([.F69]&gt;0;[.F29]*[.F69];[.F29])" table:style-name="ce2">
            <text:p>0</text:p>
          </table:table-cell>
          <table:table-cell office:value-type="float" office:value="200" table:formula="of:=IF([.G69]&gt;0;[.G29]*[.G69];[.G29])" table:style-name="ce2">
            <text:p>200</text:p>
          </table:table-cell>
          <table:table-cell office:value-type="float" office:value="300" table:formula="of:=IF([.H69]&gt;0;[.H29]*[.H69];[.H29])" table:style-name="ce2">
            <text:p>300</text:p>
          </table:table-cell>
          <table:table-cell office:value-type="float" office:value="600" table:formula="of:=IF([.I69]&gt;0;[.I29]*[.I69];[.I29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[Emperor] Overlord" table:formula="of:=[.A70]" table:style-name="ce7">
            <text:p>[Emperor] Overlord</text:p>
          </table:table-cell>
          <table:table-cell office:value-type="float" office:value="160" table:formula="of:=IF([.B70]&gt;0;[.B30]*[.B70];[.B30])" table:style-name="ce2">
            <text:p>160</text:p>
          </table:table-cell>
          <table:table-cell office:value-type="float" office:value="160" table:formula="of:=IF([.C70]&gt;0;[.C30]*[.C70];[.C30])" table:style-name="ce2">
            <text:p>160</text:p>
          </table:table-cell>
          <table:table-cell office:value-type="float" office:value="320" table:formula="of:=IF([.D70]&gt;0;[.D30]*[.D70];[.D30])" table:style-name="ce2">
            <text:p>320</text:p>
          </table:table-cell>
          <table:table-cell office:value-type="float" office:value="480" table:formula="of:=IF([.E70]&gt;0;[.E30]*[.E70];[.E30])" table:style-name="ce2">
            <text:p>480</text:p>
          </table:table-cell>
          <table:table-cell office:value-type="float" office:value="0" table:formula="of:=IF([.F70]&gt;0;[.F30]*[.F70];[.F30])" table:style-name="ce2">
            <text:p>0</text:p>
          </table:table-cell>
          <table:table-cell office:value-type="float" office:value="400" table:formula="of:=IF([.G70]&gt;0;[.G30]*[.G70];[.G30])" table:style-name="ce2">
            <text:p>400</text:p>
          </table:table-cell>
          <table:table-cell office:value-type="float" office:value="600" table:formula="of:=IF([.H70]&gt;0;[.H30]*[.H70];[.H30])" table:style-name="ce2">
            <text:p>600</text:p>
          </table:table-cell>
          <table:table-cell office:value-type="float" office:value="1200" table:formula="of:=IF([.I70]&gt;0;[.I30]*[.I70];[.I30])" table:style-name="ce2">
            <text:p>1200</text:p>
          </table:table-cell>
          <table:table-cell table:number-columns-repeated="16375"/>
        </table:table-row>
        <table:table-row table:style-name="ro3">
          <table:table-cell office:value-type="string" office:string-value="ECM" table:formula="of:=[.A71]" table:style-name="ce7">
            <text:p>ECM</text:p>
          </table:table-cell>
          <table:table-cell office:value-type="float" office:value="50" table:formula="of:=IF([.B71]&gt;0;[.B31]*[.B71];[.B31])" table:style-name="ce2">
            <text:p>50</text:p>
          </table:table-cell>
          <table:table-cell office:value-type="float" office:value="50" table:formula="of:=IF([.C71]&gt;0;[.C31]*[.C71];[.C31])" table:style-name="ce2">
            <text:p>50</text:p>
          </table:table-cell>
          <table:table-cell office:value-type="float" office:value="100" table:formula="of:=IF([.D71]&gt;0;[.D31]*[.D71];[.D31])" table:style-name="ce2">
            <text:p>100</text:p>
          </table:table-cell>
          <table:table-cell office:value-type="float" office:value="150" table:formula="of:=IF([.E71]&gt;0;[.E31]*[.E71];[.E31])" table:style-name="ce2">
            <text:p>150</text:p>
          </table:table-cell>
          <table:table-cell office:value-type="float" office:value="0" table:formula="of:=IF([.F71]&gt;0;[.F31]*[.F71];[.F31])" table:style-name="ce2">
            <text:p>0</text:p>
          </table:table-cell>
          <table:table-cell office:value-type="float" office:value="100" table:formula="of:=IF([.G71]&gt;0;[.G31]*[.G71];[.G31])" table:style-name="ce2">
            <text:p>100</text:p>
          </table:table-cell>
          <table:table-cell office:value-type="float" office:value="150" table:formula="of:=IF([.H71]&gt;0;[.H31]*[.H71];[.H31])" table:style-name="ce2">
            <text:p>150</text:p>
          </table:table-cell>
          <table:table-cell office:value-type="float" office:value="300" table:formula="of:=IF([.I71]&gt;0;[.I31]*[.I71];[.I31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Avenger" table:formula="of:=[.A72]" table:style-name="ce7">
            <text:p>Avenger</text:p>
          </table:table-cell>
          <table:table-cell office:value-type="float" office:value="100" table:formula="of:=IF([.B72]&gt;0;[.B32]*[.B72];[.B32])" table:style-name="ce2">
            <text:p>100</text:p>
          </table:table-cell>
          <table:table-cell office:value-type="float" office:value="100" table:formula="of:=IF([.C72]&gt;0;[.C32]*[.C72];[.C32])" table:style-name="ce2">
            <text:p>100</text:p>
          </table:table-cell>
          <table:table-cell office:value-type="float" office:value="200" table:formula="of:=IF([.D72]&gt;0;[.D32]*[.D72];[.D32])" table:style-name="ce2">
            <text:p>200</text:p>
          </table:table-cell>
          <table:table-cell office:value-type="float" office:value="400" table:formula="of:=IF([.E72]&gt;0;[.E32]*[.E72];[.E32])" table:style-name="ce2">
            <text:p>400</text:p>
          </table:table-cell>
          <table:table-cell office:value-type="float" office:value="0" table:formula="of:=IF([.F72]&gt;0;[.F32]*[.F72];[.F32])" table:style-name="ce2">
            <text:p>0</text:p>
          </table:table-cell>
          <table:table-cell office:value-type="float" office:value="200" table:formula="of:=IF([.G72]&gt;0;[.G32]*[.G72];[.G32])" table:style-name="ce2">
            <text:p>200</text:p>
          </table:table-cell>
          <table:table-cell office:value-type="float" office:value="300" table:formula="of:=IF([.H72]&gt;0;[.H32]*[.H72];[.H32])" table:style-name="ce2">
            <text:p>300</text:p>
          </table:table-cell>
          <table:table-cell office:value-type="float" office:value="600" table:formula="of:=IF([.I72]&gt;0;[.I32]*[.I72];[.I32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Battle Bus" table:formula="of:=[.A73]" table:style-name="ce7">
            <text:p>Battle Bus</text:p>
          </table:table-cell>
          <table:table-cell office:value-type="float" office:value="50" table:formula="of:=IF([.B73]&gt;0;[.B33]*[.B73];[.B33])" table:style-name="ce2">
            <text:p>50</text:p>
          </table:table-cell>
          <table:table-cell office:value-type="float" office:value="50" table:formula="of:=IF([.C73]&gt;0;[.C33]*[.C73];[.C33])" table:style-name="ce2">
            <text:p>50</text:p>
          </table:table-cell>
          <table:table-cell office:value-type="float" office:value="50" table:formula="of:=IF([.D73]&gt;0;[.D33]*[.D73];[.D33])" table:style-name="ce2">
            <text:p>50</text:p>
          </table:table-cell>
          <table:table-cell office:value-type="float" office:value="50" table:formula="of:=IF([.E73]&gt;0;[.E33]*[.E73];[.E33])" table:style-name="ce2">
            <text:p>50</text:p>
          </table:table-cell>
          <table:table-cell office:value-type="string" office:string-value="-" table:formula="of:=IF([.F73]&gt;0;[.F33]*[.F73];[.F33])" table:style-name="ce2">
            <text:p>-</text:p>
          </table:table-cell>
          <table:table-cell office:value-type="string" office:string-value="-" table:formula="of:=IF([.G73]&gt;0;[.G33]*[.G73];[.G33])" table:style-name="ce2">
            <text:p>-</text:p>
          </table:table-cell>
          <table:table-cell office:value-type="string" office:string-value="-" table:formula="of:=IF([.H73]&gt;0;[.H33]*[.H73];[.H33])" table:style-name="ce2">
            <text:p>-</text:p>
          </table:table-cell>
          <table:table-cell office:value-type="string" office:string-value="-" table:formula="of:=IF([.I73]&gt;0;[.I33]*[.I73];[.I33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Bomb Truck" table:formula="of:=[.A74]" table:style-name="ce7">
            <text:p>Bomb Truck</text:p>
          </table:table-cell>
          <table:table-cell office:value-type="float" office:value="50" table:formula="of:=IF([.B74]&gt;0;[.B34]*[.B74];[.B34])" table:style-name="ce2">
            <text:p>50</text:p>
          </table:table-cell>
          <table:table-cell office:value-type="float" office:value="50" table:formula="of:=IF([.C74]&gt;0;[.C34]*[.C74];[.C34])" table:style-name="ce2">
            <text:p>50</text:p>
          </table:table-cell>
          <table:table-cell office:value-type="float" office:value="50" table:formula="of:=IF([.D74]&gt;0;[.D34]*[.D74];[.D34])" table:style-name="ce2">
            <text:p>50</text:p>
          </table:table-cell>
          <table:table-cell office:value-type="float" office:value="50" table:formula="of:=IF([.E74]&gt;0;[.E34]*[.E74];[.E34])" table:style-name="ce2">
            <text:p>50</text:p>
          </table:table-cell>
          <table:table-cell office:value-type="string" office:string-value="-" table:formula="of:=IF([.F74]&gt;0;[.F34]*[.F74];[.F34])" table:style-name="ce2">
            <text:p>-</text:p>
          </table:table-cell>
          <table:table-cell office:value-type="string" office:string-value="-" table:formula="of:=IF([.G74]&gt;0;[.G34]*[.G74];[.G34])" table:style-name="ce2">
            <text:p>-</text:p>
          </table:table-cell>
          <table:table-cell office:value-type="string" office:string-value="-" table:formula="of:=IF([.H74]&gt;0;[.H34]*[.H74];[.H34])" table:style-name="ce2">
            <text:p>-</text:p>
          </table:table-cell>
          <table:table-cell office:value-type="string" office:string-value="-" table:formula="of:=IF([.I74]&gt;0;[.I34]*[.I74];[.I34])" table:style-name="ce2">
            <text:p>-</text:p>
          </table:table-cell>
          <table:table-cell table:number-columns-repeated="16375"/>
        </table:table-row>
        <table:table-row table:style-name="ro3">
          <table:table-cell office:value-type="string" office:string-value="Tomahawk" table:formula="of:=[.A75]" table:style-name="ce7">
            <text:p>Tomahawk</text:p>
          </table:table-cell>
          <table:table-cell office:value-type="float" office:value="50" table:formula="of:=IF([.B75]&gt;0;[.B35]*[.B75];[.B35])" table:style-name="ce2">
            <text:p>50</text:p>
          </table:table-cell>
          <table:table-cell office:value-type="float" office:value="50" table:formula="of:=IF([.C75]&gt;0;[.C35]*[.C75];[.C35])" table:style-name="ce2">
            <text:p>50</text:p>
          </table:table-cell>
          <table:table-cell office:value-type="float" office:value="100" table:formula="of:=IF([.D75]&gt;0;[.D35]*[.D75];[.D35])" table:style-name="ce2">
            <text:p>100</text:p>
          </table:table-cell>
          <table:table-cell office:value-type="float" office:value="150" table:formula="of:=IF([.E75]&gt;0;[.E35]*[.E75];[.E35])" table:style-name="ce2">
            <text:p>150</text:p>
          </table:table-cell>
          <table:table-cell office:value-type="float" office:value="0" table:formula="of:=IF([.F75]&gt;0;[.F35]*[.F75];[.F35])" table:style-name="ce2">
            <text:p>0</text:p>
          </table:table-cell>
          <table:table-cell office:value-type="float" office:value="200" table:formula="of:=IF([.G75]&gt;0;[.G35]*[.G75];[.G35])" table:style-name="ce2">
            <text:p>200</text:p>
          </table:table-cell>
          <table:table-cell office:value-type="float" office:value="400" table:formula="of:=IF([.H75]&gt;0;[.H35]*[.H75];[.H35])" table:style-name="ce2">
            <text:p>400</text:p>
          </table:table-cell>
          <table:table-cell office:value-type="float" office:value="800" table:formula="of:=IF([.I75]&gt;0;[.I35]*[.I75];[.I35])" table:style-name="ce2">
            <text:p>800</text:p>
          </table:table-cell>
          <table:table-cell table:number-columns-repeated="16375"/>
        </table:table-row>
        <table:table-row table:style-name="ro3">
          <table:table-cell office:value-type="string" office:string-value="Rocket Buggy" table:formula="of:=[.A76]" table:style-name="ce7">
            <text:p>Rocket Buggy</text:p>
          </table:table-cell>
          <table:table-cell office:value-type="float" office:value="50" table:formula="of:=IF([.B76]&gt;0;[.B36]*[.B76];[.B36])" table:style-name="ce2">
            <text:p>50</text:p>
          </table:table-cell>
          <table:table-cell office:value-type="float" office:value="50" table:formula="of:=IF([.C76]&gt;0;[.C36]*[.C76];[.C36])" table:style-name="ce2">
            <text:p>50</text:p>
          </table:table-cell>
          <table:table-cell office:value-type="float" office:value="100" table:formula="of:=IF([.D76]&gt;0;[.D36]*[.D76];[.D36])" table:style-name="ce2">
            <text:p>100</text:p>
          </table:table-cell>
          <table:table-cell office:value-type="float" office:value="150" table:formula="of:=IF([.E76]&gt;0;[.E36]*[.E76];[.E36])" table:style-name="ce2">
            <text:p>150</text:p>
          </table:table-cell>
          <table:table-cell office:value-type="float" office:value="0" table:formula="of:=IF([.F76]&gt;0;[.F36]*[.F76];[.F36])" table:style-name="ce2">
            <text:p>0</text:p>
          </table:table-cell>
          <table:table-cell office:value-type="float" office:value="200" table:formula="of:=IF([.G76]&gt;0;[.G36]*[.G76];[.G36])" table:style-name="ce2">
            <text:p>200</text:p>
          </table:table-cell>
          <table:table-cell office:value-type="float" office:value="400" table:formula="of:=IF([.H76]&gt;0;[.H36]*[.H76];[.H36])" table:style-name="ce2">
            <text:p>400</text:p>
          </table:table-cell>
          <table:table-cell office:value-type="float" office:value="800" table:formula="of:=IF([.I76]&gt;0;[.I36]*[.I76];[.I36])" table:style-name="ce2">
            <text:p>800</text:p>
          </table:table-cell>
          <table:table-cell table:number-columns-repeated="16375"/>
        </table:table-row>
        <table:table-row table:style-name="ro3">
          <table:table-cell office:value-type="string" office:string-value="Scud Launcher" table:formula="of:=[.A77]" table:style-name="ce7">
            <text:p>Scud Launcher</text:p>
          </table:table-cell>
          <table:table-cell office:value-type="float" office:value="50" table:formula="of:=IF([.B77]&gt;0;[.B37]*[.B77];[.B37])" table:style-name="ce2">
            <text:p>50</text:p>
          </table:table-cell>
          <table:table-cell office:value-type="float" office:value="50" table:formula="of:=IF([.C77]&gt;0;[.C37]*[.C77];[.C37])" table:style-name="ce2">
            <text:p>50</text:p>
          </table:table-cell>
          <table:table-cell office:value-type="float" office:value="100" table:formula="of:=IF([.D77]&gt;0;[.D37]*[.D77];[.D37])" table:style-name="ce2">
            <text:p>100</text:p>
          </table:table-cell>
          <table:table-cell office:value-type="float" office:value="150" table:formula="of:=IF([.E77]&gt;0;[.E37]*[.E77];[.E37])" table:style-name="ce2">
            <text:p>150</text:p>
          </table:table-cell>
          <table:table-cell office:value-type="float" office:value="0" table:formula="of:=IF([.F77]&gt;0;[.F37]*[.F77];[.F37])" table:style-name="ce2">
            <text:p>0</text:p>
          </table:table-cell>
          <table:table-cell office:value-type="float" office:value="150" table:formula="of:=IF([.G77]&gt;0;[.G37]*[.G77];[.G37])" table:style-name="ce2">
            <text:p>150</text:p>
          </table:table-cell>
          <table:table-cell office:value-type="float" office:value="300" table:formula="of:=IF([.H77]&gt;0;[.H37]*[.H77];[.H37])" table:style-name="ce2">
            <text:p>300</text:p>
          </table:table-cell>
          <table:table-cell office:value-type="float" office:value="600" table:formula="of:=IF([.I77]&gt;0;[.I37]*[.I77];[.I37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Inferno Cannon" table:formula="of:=[.A78]" table:style-name="ce7">
            <text:p>Inferno Cannon</text:p>
          </table:table-cell>
          <table:table-cell office:value-type="float" office:value="50" table:formula="of:=IF([.B78]&gt;0;[.B38]*[.B78];[.B38])" table:style-name="ce2">
            <text:p>50</text:p>
          </table:table-cell>
          <table:table-cell office:value-type="float" office:value="50" table:formula="of:=IF([.C78]&gt;0;[.C38]*[.C78];[.C38])" table:style-name="ce2">
            <text:p>50</text:p>
          </table:table-cell>
          <table:table-cell office:value-type="float" office:value="100" table:formula="of:=IF([.D78]&gt;0;[.D38]*[.D78];[.D38])" table:style-name="ce2">
            <text:p>100</text:p>
          </table:table-cell>
          <table:table-cell office:value-type="float" office:value="150" table:formula="of:=IF([.E78]&gt;0;[.E38]*[.E78];[.E38])" table:style-name="ce2">
            <text:p>150</text:p>
          </table:table-cell>
          <table:table-cell office:value-type="float" office:value="0" table:formula="of:=IF([.F78]&gt;0;[.F38]*[.F78];[.F38])" table:style-name="ce2">
            <text:p>0</text:p>
          </table:table-cell>
          <table:table-cell office:value-type="float" office:value="100" table:formula="of:=IF([.G78]&gt;0;[.G38]*[.G78];[.G38])" table:style-name="ce2">
            <text:p>100</text:p>
          </table:table-cell>
          <table:table-cell office:value-type="float" office:value="200" table:formula="of:=IF([.H78]&gt;0;[.H38]*[.H78];[.H38])" table:style-name="ce2">
            <text:p>200</text:p>
          </table:table-cell>
          <table:table-cell office:value-type="float" office:value="400" table:formula="of:=IF([.I78]&gt;0;[.I38]*[.I78];[.I38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Nuke Cannon" table:formula="of:=[.A79]" table:style-name="ce7">
            <text:p>Nuke Cannon</text:p>
          </table:table-cell>
          <table:table-cell office:value-type="float" office:value="50" table:formula="of:=IF([.B79]&gt;0;[.B39]*[.B79];[.B39])" table:style-name="ce2">
            <text:p>50</text:p>
          </table:table-cell>
          <table:table-cell office:value-type="float" office:value="100" table:formula="of:=IF([.C79]&gt;0;[.C39]*[.C79];[.C39])" table:style-name="ce2">
            <text:p>100</text:p>
          </table:table-cell>
          <table:table-cell office:value-type="float" office:value="200" table:formula="of:=IF([.D79]&gt;0;[.D39]*[.D79];[.D39])" table:style-name="ce2">
            <text:p>200</text:p>
          </table:table-cell>
          <table:table-cell office:value-type="float" office:value="400" table:formula="of:=IF([.E79]&gt;0;[.E39]*[.E79];[.E39])" table:style-name="ce2">
            <text:p>400</text:p>
          </table:table-cell>
          <table:table-cell office:value-type="float" office:value="0" table:formula="of:=IF([.F79]&gt;0;[.F39]*[.F79];[.F39])" table:style-name="ce2">
            <text:p>0</text:p>
          </table:table-cell>
          <table:table-cell office:value-type="float" office:value="320" table:formula="of:=IF([.G79]&gt;0;[.G39]*[.G79];[.G39])" table:style-name="ce2">
            <text:p>320</text:p>
          </table:table-cell>
          <table:table-cell office:value-type="float" office:value="480" table:formula="of:=IF([.H79]&gt;0;[.H39]*[.H79];[.H39])" table:style-name="ce2">
            <text:p>480</text:p>
          </table:table-cell>
          <table:table-cell office:value-type="float" office:value="800" table:formula="of:=IF([.I79]&gt;0;[.I39]*[.I79];[.I39])" table:style-name="ce2">
            <text:p>800</text:p>
          </table:table-cell>
          <table:table-cell table:number-columns-repeated="16375"/>
        </table:table-row>
        <table:table-row table:number-rows-repeated="1048457" table:style-name="ro3">
          <table:table-cell table:number-columns-repeated="16384"/>
        </table:table-row>
      </table:table>
      <table:table table:name="Air" table:style-name="ta2">
        <table:table-column table:style-name="co1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float" office:value="1.04" table:number-columns-spanned="8" table:number-rows-spanned="1" table:style-name="ce12">
            <text:p>1.04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"/>
          <table:table-cell office:value-type="string" table:number-columns-spanned="4" table:number-rows-spanned="1" table:style-name="ce16">
            <text:p>Experience Value</text:p>
          </table:table-cell>
          <table:covered-table-cell table:number-columns-repeated="3"/>
          <table:table-cell office:value-type="string" table:number-columns-spanned="4" table:number-rows-spanned="1" table:style-name="ce16">
            <text:p>Experience Required</text:p>
          </table:table-cell>
          <table:covered-table-cell table:number-columns-repeated="3"/>
          <table:table-cell table:style-name="ce2"/>
          <table:table-cell table:number-columns-repeated="16374"/>
        </table:table-row>
        <table:table-row table:style-name="ro3">
          <table:table-cell table:style-name="ce1"/>
          <table:table-cell office:value-type="string" table:style-name="ce2">
            <text:p>Regular</text:p>
          </table:table-cell>
          <table:table-cell office:value-type="string" table:style-name="ce2">
            <text:p>Veteran</text:p>
          </table:table-cell>
          <table:table-cell office:value-type="string" table:style-name="ce2">
            <text:p>Elite</text:p>
          </table:table-cell>
          <table:table-cell office:value-type="string" table:style-name="ce2">
            <text:p>Hero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Veteran</text:p>
          </table:table-cell>
          <table:table-cell office:value-type="string" table:style-name="ce2">
            <text:p>Elite</text:p>
          </table:table-cell>
          <table:table-cell office:value-type="string" table:style-name="ce2">
            <text:p>Hero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Raptor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King Raptor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125" table:style-name="ce2">
            <text:p>125</text:p>
          </table:table-cell>
          <table:table-cell office:value-type="float" office:value="175" table:style-name="ce2">
            <text:p>175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Mig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Comanche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AFG Comanche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Helix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2">
            <text:p>150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Stealth Fighter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600" table:style-name="ce2">
            <text:p>6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Aurora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office:value-type="string" table:style-name="ce9">
            <text:p>Alpha Aurora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800" table:style-name="ce2">
            <text:p>800</text:p>
          </table:table-cell>
          <table:table-cell table:style-name="ce2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2">
            <text:p>Patch Percentages</text:p>
          </table:table-cell>
          <table:covered-table-cell table:number-columns-repeated="7"/>
          <table:table-cell table:number-columns-repeated="16375" table:style-name="ce1"/>
        </table:table-row>
        <table:table-row table:style-name="ro2">
          <table:table-cell table:style-name="ce1"/>
          <table:table-cell office:value-type="string" office:string-value="Experience Value" table:formula="of:=[.B2]" table:number-columns-spanned="4" table:number-rows-spanned="1" table:style-name="ce16">
            <text:p>Experience Value</text:p>
          </table:table-cell>
          <table:covered-table-cell table:number-columns-repeated="3"/>
          <table:table-cell office:value-type="string" office:string-value="Experience Required" table:formula="of:=[.F2]" table:number-columns-spanned="4" table:number-rows-spanned="1" table:style-name="ce16">
            <text:p>Experience Required</text:p>
          </table:table-cell>
          <table:covered-table-cell table:number-columns-repeated="3"/>
          <table:table-cell table:number-columns-repeated="16375" table:style-name="ce1"/>
        </table:table-row>
        <table:table-row table:style-name="ro3">
          <table:table-cell table:style-name="ce1"/>
          <table:table-cell office:value-type="string" office:string-value="Regular" table:formula="of:=[.B3]" table:style-name="ce2">
            <text:p>Regular</text:p>
          </table:table-cell>
          <table:table-cell office:value-type="string" office:string-value="Veteran" table:formula="of:=[.C3]" table:style-name="ce2">
            <text:p>Veteran</text:p>
          </table:table-cell>
          <table:table-cell office:value-type="string" office:string-value="Elite" table:formula="of:=[.D3]" table:style-name="ce2">
            <text:p>Elite</text:p>
          </table:table-cell>
          <table:table-cell office:value-type="string" office:string-value="Hero" table:formula="of:=[.E3]" table:style-name="ce2">
            <text:p>Hero</text:p>
          </table:table-cell>
          <table:table-cell office:value-type="string" office:string-value="Regular" table:formula="of:=[.F3]" table:style-name="ce2">
            <text:p>Regular</text:p>
          </table:table-cell>
          <table:table-cell office:value-type="string" office:string-value="Veteran" table:formula="of:=[.G3]" table:style-name="ce2">
            <text:p>Veteran</text:p>
          </table:table-cell>
          <table:table-cell office:value-type="string" office:string-value="Elite" table:formula="of:=[.H3]" table:style-name="ce2">
            <text:p>Elite</text:p>
          </table:table-cell>
          <table:table-cell office:value-type="string" office:string-value="Hero" table:formula="of:=[.I3]" table:style-name="ce2">
            <text:p>Hero</text:p>
          </table:table-cell>
          <table:table-cell table:number-columns-repeated="16375" table:style-name="ce1"/>
        </table:table-row>
        <table:table-row table:style-name="ro3">
          <table:table-cell office:value-type="string" office:string-value="Raptor" table:formula="of:=[.A4]" table:style-name="ce9">
            <text:p>Raptor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King Raptor" table:formula="of:=[.A5]" table:style-name="ce9">
            <text:p>King Raptor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Mig" table:formula="of:=[.A6]" table:style-name="ce9">
            <text:p>Mig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Comanche" table:formula="of:=[.A7]" table:style-name="ce9">
            <text:p>Comanche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AFG Comanche" table:formula="of:=[.A8]" table:style-name="ce9">
            <text:p>AFG Comanche</text:p>
          </table:table-cell>
          <table:table-cell office:value-type="percentage" office:value="1.5" table:style-name="ce11">
            <text:p>150%</text:p>
          </table:table-cell>
          <table:table-cell office:value-type="percentage" office:value="1.5" table:style-name="ce11">
            <text:p>150%</text:p>
          </table:table-cell>
          <table:table-cell office:value-type="percentage" office:value="1.5" table:style-name="ce11">
            <text:p>150%</text:p>
          </table:table-cell>
          <table:table-cell office:value-type="percentage" office:value="1.5" table:style-name="ce11">
            <text:p>150%</text:p>
          </table:table-cell>
          <table:table-cell table:style-name="ce11"/>
          <table:table-cell office:value-type="percentage" office:value="1.5" table:style-name="ce11">
            <text:p>150%</text:p>
          </table:table-cell>
          <table:table-cell office:value-type="percentage" office:value="1.25" table:style-name="ce11">
            <text:p>125%</text:p>
          </table:table-cell>
          <table:table-cell office:value-type="percentage" office:value="1.25" table:style-name="ce11">
            <text:p>125%</text:p>
          </table:table-cell>
          <table:table-cell table:number-columns-repeated="16375"/>
        </table:table-row>
        <table:table-row table:style-name="ro3">
          <table:table-cell office:value-type="string" office:string-value="Helix" table:formula="of:=[.A9]" table:style-name="ce9">
            <text:p>Helix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office:value-type="string" office:string-value="Stealth Fighter" table:formula="of:=[.A10]" table:style-name="ce9">
            <text:p>Stealth Fighter</text:p>
          </table:table-cell>
          <table:table-cell office:value-type="percentage" office:value="0.6" table:style-name="ce11">
            <text:p>60%</text:p>
          </table:table-cell>
          <table:table-cell office:value-type="percentage" office:value="0.6" table:style-name="ce11">
            <text:p>60%</text:p>
          </table:table-cell>
          <table:table-cell office:value-type="percentage" office:value="0.6" table:style-name="ce11">
            <text:p>60%</text:p>
          </table:table-cell>
          <table:table-cell office:value-type="percentage" office:value="0.6" table:style-name="ce11">
            <text:p>60%</text:p>
          </table:table-cell>
          <table:table-cell table:style-name="ce11"/>
          <table:table-cell office:value-type="percentage" office:value="0.5" table:style-name="ce11">
            <text:p>50%</text:p>
          </table:table-cell>
          <table:table-cell office:value-type="percentage" office:value="0.5" table:style-name="ce11">
            <text:p>50%</text:p>
          </table:table-cell>
          <table:table-cell office:value-type="percentage" office:value="0.5" table:style-name="ce11">
            <text:p>50%</text:p>
          </table:table-cell>
          <table:table-cell table:number-columns-repeated="16375"/>
        </table:table-row>
        <table:table-row table:style-name="ro3">
          <table:table-cell office:value-type="string" office:string-value="Aurora" table:formula="of:=[.A11]" table:style-name="ce9">
            <text:p>Aurora</text:p>
          </table:table-cell>
          <table:table-cell office:value-type="percentage" office:value="0.75" table:style-name="ce11">
            <text:p>75%</text:p>
          </table:table-cell>
          <table:table-cell office:value-type="percentage" office:value="0.75" table:style-name="ce11">
            <text:p>75%</text:p>
          </table:table-cell>
          <table:table-cell office:value-type="percentage" office:value="0.75" table:style-name="ce11">
            <text:p>75%</text:p>
          </table:table-cell>
          <table:table-cell office:value-type="percentage" office:value="0.75" table:style-name="ce11">
            <text:p>75%</text:p>
          </table:table-cell>
          <table:table-cell table:style-name="ce11"/>
          <table:table-cell office:value-type="percentage" office:value="0.75" table:style-name="ce11">
            <text:p>75%</text:p>
          </table:table-cell>
          <table:table-cell office:value-type="percentage" office:value="0.75" table:style-name="ce11">
            <text:p>75%</text:p>
          </table:table-cell>
          <table:table-cell office:value-type="percentage" office:value="0.75" table:style-name="ce11">
            <text:p>75%</text:p>
          </table:table-cell>
          <table:table-cell table:number-columns-repeated="16375"/>
        </table:table-row>
        <table:table-row table:style-name="ro3">
          <table:table-cell office:value-type="string" office:string-value="Alpha Aurora" table:formula="of:=[.A12]" table:style-name="ce9">
            <text:p>Alpha Aurora</text:p>
          </table:table-cell>
          <table:table-cell table:number-columns-repeated="8" table:style-name="ce11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8" table:number-rows-spanned="1" table:style-name="ce12">
            <text:p>Patch Values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office:value-type="string" office:string-value="Experience Value" table:formula="of:=[.B15]" table:number-columns-spanned="4" table:number-rows-spanned="1" table:style-name="ce16">
            <text:p>Experience Value</text:p>
          </table:table-cell>
          <table:covered-table-cell table:number-columns-repeated="3"/>
          <table:table-cell office:value-type="string" office:string-value="Experience Required" table:formula="of:=[.F15]" table:number-columns-spanned="4" table:number-rows-spanned="1" table:style-name="ce16">
            <text:p>Experience Required</text:p>
          </table:table-cell>
          <table:covered-table-cell table:number-columns-repeated="3"/>
          <table:table-cell table:number-columns-repeated="16375"/>
        </table:table-row>
        <table:table-row table:style-name="ro3">
          <table:table-cell table:style-name="ce1"/>
          <table:table-cell office:value-type="string" office:string-value="Regular" table:formula="of:=[.B16]" table:style-name="ce2">
            <text:p>Regular</text:p>
          </table:table-cell>
          <table:table-cell office:value-type="string" office:string-value="Veteran" table:formula="of:=[.C16]" table:style-name="ce2">
            <text:p>Veteran</text:p>
          </table:table-cell>
          <table:table-cell office:value-type="string" office:string-value="Elite" table:formula="of:=[.D16]" table:style-name="ce2">
            <text:p>Elite</text:p>
          </table:table-cell>
          <table:table-cell office:value-type="string" office:string-value="Hero" table:formula="of:=[.E16]" table:style-name="ce2">
            <text:p>Hero</text:p>
          </table:table-cell>
          <table:table-cell office:value-type="string" office:string-value="Regular" table:formula="of:=[.F16]" table:style-name="ce2">
            <text:p>Regular</text:p>
          </table:table-cell>
          <table:table-cell office:value-type="string" office:string-value="Veteran" table:formula="of:=[.G16]" table:style-name="ce2">
            <text:p>Veteran</text:p>
          </table:table-cell>
          <table:table-cell office:value-type="string" office:string-value="Elite" table:formula="of:=[.H16]" table:style-name="ce2">
            <text:p>Elite</text:p>
          </table:table-cell>
          <table:table-cell office:value-type="string" office:string-value="Hero" table:formula="of:=[.I16]" table:style-name="ce2">
            <text:p>Hero</text:p>
          </table:table-cell>
          <table:table-cell table:number-columns-repeated="16375"/>
        </table:table-row>
        <table:table-row table:style-name="ro3">
          <table:table-cell office:value-type="string" office:string-value="Raptor" table:formula="of:=[.A17]" table:style-name="ce9">
            <text:p>Raptor</text:p>
          </table:table-cell>
          <table:table-cell office:value-type="float" office:value="50" table:formula="of:= IF([.B17]&gt;0;[.B4]*[.B17];[.B4])" table:style-name="ce2">
            <text:p>50</text:p>
          </table:table-cell>
          <table:table-cell office:value-type="float" office:value="50" table:formula="of:= IF([.C17]&gt;0;[.C4]*[.C17];[.C4])" table:style-name="ce2">
            <text:p>50</text:p>
          </table:table-cell>
          <table:table-cell office:value-type="float" office:value="100" table:formula="of:= IF([.D17]&gt;0;[.D4]*[.D17];[.D4])" table:style-name="ce2">
            <text:p>100</text:p>
          </table:table-cell>
          <table:table-cell office:value-type="float" office:value="150" table:formula="of:= IF([.E17]&gt;0;[.E4]*[.E17];[.E4])" table:style-name="ce2">
            <text:p>150</text:p>
          </table:table-cell>
          <table:table-cell office:value-type="float" office:value="0" table:formula="of:= IF([.F17]&gt;0;[.F4]*[.F17];[.F4])" table:style-name="ce2">
            <text:p>0</text:p>
          </table:table-cell>
          <table:table-cell office:value-type="float" office:value="100" table:formula="of:= IF([.G17]&gt;0;[.G4]*[.G17];[.G4])" table:style-name="ce2">
            <text:p>100</text:p>
          </table:table-cell>
          <table:table-cell office:value-type="float" office:value="200" table:formula="of:= IF([.H17]&gt;0;[.H4]*[.H17];[.H4])" table:style-name="ce2">
            <text:p>200</text:p>
          </table:table-cell>
          <table:table-cell office:value-type="float" office:value="400" table:formula="of:= IF([.I17]&gt;0;[.I4]*[.I17];[.I4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King Raptor" table:formula="of:=[.A18]" table:style-name="ce9">
            <text:p>King Raptor</text:p>
          </table:table-cell>
          <table:table-cell office:value-type="float" office:value="75" table:formula="of:= IF([.B18]&gt;0;[.B5]*[.B18];[.B5])" table:style-name="ce2">
            <text:p>75</text:p>
          </table:table-cell>
          <table:table-cell office:value-type="float" office:value="75" table:formula="of:= IF([.C18]&gt;0;[.C5]*[.C18];[.C5])" table:style-name="ce2">
            <text:p>75</text:p>
          </table:table-cell>
          <table:table-cell office:value-type="float" office:value="125" table:formula="of:= IF([.D18]&gt;0;[.D5]*[.D18];[.D5])" table:style-name="ce2">
            <text:p>125</text:p>
          </table:table-cell>
          <table:table-cell office:value-type="float" office:value="175" table:formula="of:= IF([.E18]&gt;0;[.E5]*[.E18];[.E5])" table:style-name="ce2">
            <text:p>175</text:p>
          </table:table-cell>
          <table:table-cell office:value-type="float" office:value="0" table:formula="of:= IF([.F18]&gt;0;[.F5]*[.F18];[.F5])" table:style-name="ce2">
            <text:p>0</text:p>
          </table:table-cell>
          <table:table-cell office:value-type="float" office:value="100" table:formula="of:= IF([.G18]&gt;0;[.G5]*[.G18];[.G5])" table:style-name="ce2">
            <text:p>100</text:p>
          </table:table-cell>
          <table:table-cell office:value-type="float" office:value="200" table:formula="of:= IF([.H18]&gt;0;[.H5]*[.H18];[.H5])" table:style-name="ce2">
            <text:p>200</text:p>
          </table:table-cell>
          <table:table-cell office:value-type="float" office:value="400" table:formula="of:= IF([.I18]&gt;0;[.I5]*[.I18];[.I5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Mig" table:formula="of:=[.A19]" table:style-name="ce9">
            <text:p>Mig</text:p>
          </table:table-cell>
          <table:table-cell office:value-type="float" office:value="50" table:formula="of:= IF([.B19]&gt;0;[.B6]*[.B19];[.B6])" table:style-name="ce2">
            <text:p>50</text:p>
          </table:table-cell>
          <table:table-cell office:value-type="float" office:value="50" table:formula="of:= IF([.C19]&gt;0;[.C6]*[.C19];[.C6])" table:style-name="ce2">
            <text:p>50</text:p>
          </table:table-cell>
          <table:table-cell office:value-type="float" office:value="100" table:formula="of:= IF([.D19]&gt;0;[.D6]*[.D19];[.D6])" table:style-name="ce2">
            <text:p>100</text:p>
          </table:table-cell>
          <table:table-cell office:value-type="float" office:value="150" table:formula="of:= IF([.E19]&gt;0;[.E6]*[.E19];[.E6])" table:style-name="ce2">
            <text:p>150</text:p>
          </table:table-cell>
          <table:table-cell office:value-type="float" office:value="0" table:formula="of:= IF([.F19]&gt;0;[.F6]*[.F19];[.F6])" table:style-name="ce2">
            <text:p>0</text:p>
          </table:table-cell>
          <table:table-cell office:value-type="float" office:value="100" table:formula="of:= IF([.G19]&gt;0;[.G6]*[.G19];[.G6])" table:style-name="ce2">
            <text:p>100</text:p>
          </table:table-cell>
          <table:table-cell office:value-type="float" office:value="200" table:formula="of:= IF([.H19]&gt;0;[.H6]*[.H19];[.H6])" table:style-name="ce2">
            <text:p>200</text:p>
          </table:table-cell>
          <table:table-cell office:value-type="float" office:value="400" table:formula="of:= IF([.I19]&gt;0;[.I6]*[.I19];[.I6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Comanche" table:formula="of:=[.A20]" table:style-name="ce9">
            <text:p>Comanche</text:p>
          </table:table-cell>
          <table:table-cell office:value-type="float" office:value="50" table:formula="of:= IF([.B20]&gt;0;[.B7]*[.B20];[.B7])" table:style-name="ce2">
            <text:p>50</text:p>
          </table:table-cell>
          <table:table-cell office:value-type="float" office:value="50" table:formula="of:= IF([.C20]&gt;0;[.C7]*[.C20];[.C7])" table:style-name="ce2">
            <text:p>50</text:p>
          </table:table-cell>
          <table:table-cell office:value-type="float" office:value="100" table:formula="of:= IF([.D20]&gt;0;[.D7]*[.D20];[.D7])" table:style-name="ce2">
            <text:p>100</text:p>
          </table:table-cell>
          <table:table-cell office:value-type="float" office:value="200" table:formula="of:= IF([.E20]&gt;0;[.E7]*[.E20];[.E7])" table:style-name="ce2">
            <text:p>200</text:p>
          </table:table-cell>
          <table:table-cell office:value-type="float" office:value="0" table:formula="of:= IF([.F20]&gt;0;[.F7]*[.F20];[.F7])" table:style-name="ce2">
            <text:p>0</text:p>
          </table:table-cell>
          <table:table-cell office:value-type="float" office:value="100" table:formula="of:= IF([.G20]&gt;0;[.G7]*[.G20];[.G7])" table:style-name="ce2">
            <text:p>100</text:p>
          </table:table-cell>
          <table:table-cell office:value-type="float" office:value="200" table:formula="of:= IF([.H20]&gt;0;[.H7]*[.H20];[.H7])" table:style-name="ce2">
            <text:p>200</text:p>
          </table:table-cell>
          <table:table-cell office:value-type="float" office:value="400" table:formula="of:= IF([.I20]&gt;0;[.I7]*[.I20];[.I7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AFG Comanche" table:formula="of:=[.A21]" table:style-name="ce9">
            <text:p>AFG Comanche</text:p>
          </table:table-cell>
          <table:table-cell office:value-type="float" office:value="75" table:formula="of:= IF([.B21]&gt;0;[.B8]*[.B21];[.B8])" table:style-name="ce2">
            <text:p>75</text:p>
          </table:table-cell>
          <table:table-cell office:value-type="float" office:value="75" table:formula="of:= IF([.C21]&gt;0;[.C8]*[.C21];[.C8])" table:style-name="ce2">
            <text:p>75</text:p>
          </table:table-cell>
          <table:table-cell office:value-type="float" office:value="150" table:formula="of:= IF([.D21]&gt;0;[.D8]*[.D21];[.D8])" table:style-name="ce2">
            <text:p>150</text:p>
          </table:table-cell>
          <table:table-cell office:value-type="float" office:value="300" table:formula="of:= IF([.E21]&gt;0;[.E8]*[.E21];[.E8])" table:style-name="ce2">
            <text:p>300</text:p>
          </table:table-cell>
          <table:table-cell office:value-type="float" office:value="0" table:formula="of:= IF([.F21]&gt;0;[.F8]*[.F21];[.F8])" table:style-name="ce2">
            <text:p>0</text:p>
          </table:table-cell>
          <table:table-cell office:value-type="float" office:value="150" table:formula="of:= IF([.G21]&gt;0;[.G8]*[.G21];[.G8])" table:style-name="ce2">
            <text:p>150</text:p>
          </table:table-cell>
          <table:table-cell office:value-type="float" office:value="250" table:formula="of:= IF([.H21]&gt;0;[.H8]*[.H21];[.H8])" table:style-name="ce2">
            <text:p>250</text:p>
          </table:table-cell>
          <table:table-cell office:value-type="float" office:value="500" table:formula="of:= IF([.I21]&gt;0;[.I8]*[.I21];[.I8])" table:style-name="ce2">
            <text:p>500</text:p>
          </table:table-cell>
          <table:table-cell table:number-columns-repeated="16375"/>
        </table:table-row>
        <table:table-row table:style-name="ro3">
          <table:table-cell office:value-type="string" office:string-value="Helix" table:formula="of:=[.A22]" table:style-name="ce9">
            <text:p>Helix</text:p>
          </table:table-cell>
          <table:table-cell office:value-type="float" office:value="50" table:formula="of:= IF([.B22]&gt;0;[.B9]*[.B22];[.B9])" table:style-name="ce2">
            <text:p>50</text:p>
          </table:table-cell>
          <table:table-cell office:value-type="float" office:value="100" table:formula="of:= IF([.C22]&gt;0;[.C9]*[.C22];[.C9])" table:style-name="ce2">
            <text:p>100</text:p>
          </table:table-cell>
          <table:table-cell office:value-type="float" office:value="150" table:formula="of:= IF([.D22]&gt;0;[.D9]*[.D22];[.D9])" table:style-name="ce2">
            <text:p>150</text:p>
          </table:table-cell>
          <table:table-cell office:value-type="float" office:value="200" table:formula="of:= IF([.E22]&gt;0;[.E9]*[.E22];[.E9])" table:style-name="ce2">
            <text:p>200</text:p>
          </table:table-cell>
          <table:table-cell office:value-type="float" office:value="0" table:formula="of:= IF([.F22]&gt;0;[.F9]*[.F22];[.F9])" table:style-name="ce2">
            <text:p>0</text:p>
          </table:table-cell>
          <table:table-cell office:value-type="float" office:value="100" table:formula="of:= IF([.G22]&gt;0;[.G9]*[.G22];[.G9])" table:style-name="ce2">
            <text:p>100</text:p>
          </table:table-cell>
          <table:table-cell office:value-type="float" office:value="200" table:formula="of:= IF([.H22]&gt;0;[.H9]*[.H22];[.H9])" table:style-name="ce2">
            <text:p>200</text:p>
          </table:table-cell>
          <table:table-cell office:value-type="float" office:value="400" table:formula="of:= IF([.I22]&gt;0;[.I9]*[.I22];[.I9])" table:style-name="ce2">
            <text:p>400</text:p>
          </table:table-cell>
          <table:table-cell table:number-columns-repeated="16375"/>
        </table:table-row>
        <table:table-row table:style-name="ro3">
          <table:table-cell office:value-type="string" office:string-value="Stealth Fighter" table:formula="of:=[.A23]" table:style-name="ce9">
            <text:p>Stealth Fighter</text:p>
          </table:table-cell>
          <table:table-cell office:value-type="float" office:value="60" table:formula="of:= IF([.B23]&gt;0;[.B10]*[.B23];[.B10])" table:style-name="ce2">
            <text:p>60</text:p>
          </table:table-cell>
          <table:table-cell office:value-type="float" office:value="60" table:formula="of:= IF([.C23]&gt;0;[.C10]*[.C23];[.C10])" table:style-name="ce2">
            <text:p>60</text:p>
          </table:table-cell>
          <table:table-cell office:value-type="float" office:value="120" table:formula="of:= IF([.D23]&gt;0;[.D10]*[.D23];[.D10])" table:style-name="ce2">
            <text:p>120</text:p>
          </table:table-cell>
          <table:table-cell office:value-type="float" office:value="120" table:formula="of:= IF([.E23]&gt;0;[.E10]*[.E23];[.E10])" table:style-name="ce2">
            <text:p>120</text:p>
          </table:table-cell>
          <table:table-cell office:value-type="float" office:value="0" table:formula="of:= IF([.F23]&gt;0;[.F10]*[.F23];[.F10])" table:style-name="ce2">
            <text:p>0</text:p>
          </table:table-cell>
          <table:table-cell office:value-type="float" office:value="100" table:formula="of:= IF([.G23]&gt;0;[.G10]*[.G23];[.G10])" table:style-name="ce2">
            <text:p>100</text:p>
          </table:table-cell>
          <table:table-cell office:value-type="float" office:value="150" table:formula="of:= IF([.H23]&gt;0;[.H10]*[.H23];[.H10])" table:style-name="ce2">
            <text:p>150</text:p>
          </table:table-cell>
          <table:table-cell office:value-type="float" office:value="300" table:formula="of:= IF([.I23]&gt;0;[.I10]*[.I23];[.I10])" table:style-name="ce2">
            <text:p>300</text:p>
          </table:table-cell>
          <table:table-cell table:number-columns-repeated="16375"/>
        </table:table-row>
        <table:table-row table:style-name="ro3">
          <table:table-cell office:value-type="string" office:string-value="Aurora" table:formula="of:=[.A24]" table:style-name="ce9">
            <text:p>Aurora</text:p>
          </table:table-cell>
          <table:table-cell office:value-type="float" office:value="150" table:formula="of:= IF([.B24]&gt;0;[.B11]*[.B24];[.B11])" table:style-name="ce2">
            <text:p>150</text:p>
          </table:table-cell>
          <table:table-cell office:value-type="float" office:value="150" table:formula="of:= IF([.C24]&gt;0;[.C11]*[.C24];[.C11])" table:style-name="ce2">
            <text:p>150</text:p>
          </table:table-cell>
          <table:table-cell office:value-type="float" office:value="300" table:formula="of:= IF([.D24]&gt;0;[.D11]*[.D24];[.D11])" table:style-name="ce2">
            <text:p>300</text:p>
          </table:table-cell>
          <table:table-cell office:value-type="float" office:value="300" table:formula="of:= IF([.E24]&gt;0;[.E11]*[.E24];[.E11])" table:style-name="ce2">
            <text:p>300</text:p>
          </table:table-cell>
          <table:table-cell office:value-type="float" office:value="0" table:formula="of:= IF([.F24]&gt;0;[.F11]*[.F24];[.F11])" table:style-name="ce2">
            <text:p>0</text:p>
          </table:table-cell>
          <table:table-cell office:value-type="float" office:value="150" table:formula="of:= IF([.G24]&gt;0;[.G11]*[.G24];[.G11])" table:style-name="ce2">
            <text:p>150</text:p>
          </table:table-cell>
          <table:table-cell office:value-type="float" office:value="300" table:formula="of:= IF([.H24]&gt;0;[.H11]*[.H24];[.H11])" table:style-name="ce2">
            <text:p>300</text:p>
          </table:table-cell>
          <table:table-cell office:value-type="float" office:value="600" table:formula="of:= IF([.I24]&gt;0;[.I11]*[.I24];[.I11])" table:style-name="ce2">
            <text:p>600</text:p>
          </table:table-cell>
          <table:table-cell table:number-columns-repeated="16375"/>
        </table:table-row>
        <table:table-row table:style-name="ro3">
          <table:table-cell office:value-type="string" office:string-value="Alpha Aurora" table:formula="of:=[.A25]" table:style-name="ce9">
            <text:p>Alpha Aurora</text:p>
          </table:table-cell>
          <table:table-cell office:value-type="float" office:value="200" table:formula="of:= IF([.B25]&gt;0;[.B12]*[.B25];[.B12])" table:style-name="ce2">
            <text:p>200</text:p>
          </table:table-cell>
          <table:table-cell office:value-type="float" office:value="200" table:formula="of:= IF([.C25]&gt;0;[.C12]*[.C25];[.C12])" table:style-name="ce2">
            <text:p>200</text:p>
          </table:table-cell>
          <table:table-cell office:value-type="float" office:value="400" table:formula="of:= IF([.D25]&gt;0;[.D12]*[.D25];[.D12])" table:style-name="ce2">
            <text:p>400</text:p>
          </table:table-cell>
          <table:table-cell office:value-type="float" office:value="400" table:formula="of:= IF([.E25]&gt;0;[.E12]*[.E25];[.E12])" table:style-name="ce2">
            <text:p>400</text:p>
          </table:table-cell>
          <table:table-cell office:value-type="float" office:value="0" table:formula="of:= IF([.F25]&gt;0;[.F12]*[.F25];[.F12])" table:style-name="ce2">
            <text:p>0</text:p>
          </table:table-cell>
          <table:table-cell office:value-type="float" office:value="200" table:formula="of:= IF([.G25]&gt;0;[.G12]*[.G25];[.G12])" table:style-name="ce2">
            <text:p>200</text:p>
          </table:table-cell>
          <table:table-cell office:value-type="float" office:value="400" table:formula="of:= IF([.H25]&gt;0;[.H12]*[.H25];[.H12])" table:style-name="ce2">
            <text:p>400</text:p>
          </table:table-cell>
          <table:table-cell office:value-type="float" office:value="800" table:formula="of:= IF([.I25]&gt;0;[.I12]*[.I25];[.I12])" table:style-name="ce2">
            <text:p>800</text:p>
          </table:table-cell>
          <table:table-cell table:number-columns-repeated="16375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Gino Rosenau</meta:initial-creator>
    <dc:creator>Gino Rosenau</dc:creator>
    <meta:creation-date>2022-09-03T22:32:52Z</meta:creation-date>
    <dc:date>2022-09-04T14:47:01Z</dc:date>
  </office:meta>
</office:document-meta>
</file>